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Arrow_20_EG">
      <style:graphic-properties/>
    </style:style>
    <style:style style:name="gr12" style:family="graphic" style:parent-style-name="Label_20_dx_20_EG">
      <style:graphic-properties fo:min-width="2.931cm"/>
      <style:paragraph-properties style:writing-mode="lr-tb"/>
    </style:style>
    <style:style style:name="gr13" style:family="graphic" style:parent-style-name="Label_20_sx_20_EG">
      <style:graphic-properties fo:min-width="0.467cm"/>
      <style:paragraph-properties style:writing-mode="lr-tb"/>
    </style:style>
    <style:style style:name="gr14" style:family="graphic" style:parent-style-name="Label_20_sx_20_EG" style:list-style-name="L1">
      <style:graphic-properties fo:min-width="2.196cm"/>
      <style:paragraph-properties style:writing-mode="lr-tb"/>
    </style:style>
    <style:style style:name="gr15" style:family="graphic" style:parent-style-name="Label_20_sx_20_EG" style:list-style-name="L1">
      <style:graphic-properties fo:min-width="3.046cm"/>
      <style:paragraph-properties style:writing-mode="lr-tb"/>
    </style:style>
    <style:style style:name="gr16" style:family="graphic" style:parent-style-name="Label_20_sx_20_EG">
      <style:graphic-properties fo:min-width="1.75cm"/>
      <style:paragraph-properties style:writing-mode="lr-tb"/>
    </style:style>
    <style:style style:name="gr17" style:family="graphic" style:parent-style-name="Label_20_dx_20_EG">
      <style:graphic-properties fo:min-width="0.467cm"/>
      <style:paragraph-properties style:writing-mode="lr-tb"/>
    </style:style>
    <style:style style:name="gr18" style:family="graphic" style:parent-style-name="Label_20_sx_20_EG">
      <style:graphic-properties fo:min-width="2.538cm"/>
      <style:paragraph-properties style:writing-mode="lr-tb"/>
    </style:style>
    <style:style style:name="gr19" style:family="graphic" style:parent-style-name="Label_20_sx_20_EG" style:list-style-name="L1">
      <style:graphic-properties fo:min-width="2.196cm"/>
      <style:paragraph-properties style:writing-mode="lr-tb"/>
    </style:style>
    <style:style style:name="gr20" style:family="graphic" style:parent-style-name="Label_20_sx_20_EG">
      <style:graphic-properties fo:min-width="2.572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Label_20_sx_20_EG">
      <style:graphic-properties fo:min-width="3.554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Label_20_sx_20_EG">
      <style:graphic-properties fo:min-width="3.046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7" style:family="graphic" style:parent-style-name="Label_20_sx_20_EG">
      <style:graphic-properties fo:min-width="3.876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8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9" style:family="graphic" style:parent-style-name="Label_20_sx_20_EG" style:list-style-name="L1">
      <style:graphic-properties fo:min-width="2.196cm"/>
      <style:paragraph-properties style:writing-mode="lr-tb"/>
    </style:style>
    <style:style style:name="gr70" style:family="graphic" style:parent-style-name="Label_20_sx_20_EG" style:list-style-name="L1">
      <style:graphic-properties fo:min-width="3.046cm"/>
      <style:paragraph-properties style:writing-mode="lr-tb"/>
    </style:style>
    <style:style style:name="gr71" style:family="graphic" style:parent-style-name="Label_20_sx_20_EG" style:list-style-name="L1">
      <style:graphic-properties fo:min-width="2.196cm"/>
      <style:paragraph-properties style:writing-mode="lr-tb"/>
    </style:style>
    <style:style style:name="gr72" style:family="graphic" style:parent-style-name="Box_20_EG">
      <style:graphic-properties draw:fill-color="#ffffff" fo:min-height="0cm" fo:min-width="0cm"/>
      <style:paragraph-properties style:writing-mode="lr-tb"/>
    </style:style>
    <style:style style:name="gr73" style:family="graphic" style:parent-style-name="Label_20_dx_20_EG">
      <style:graphic-properties fo:min-width="2.196cm"/>
      <style:paragraph-properties style:writing-mode="lr-tb"/>
    </style:style>
    <style:style style:name="gr74" style:family="graphic" style:parent-style-name="Label_20_sx_20_EG" style:list-style-name="L1">
      <style:graphic-properties fo:min-width="2.196cm"/>
      <style:paragraph-properties style:writing-mode="lr-tb"/>
    </style:style>
    <style:style style:name="gr75" style:family="graphic" style:parent-style-name="Label_20_sx_20_EG">
      <style:graphic-properties fo:min-width="3.596cm"/>
      <style:paragraph-properties style:writing-mode="lr-tb"/>
    </style:style>
    <style:style style:name="gr76" style:family="graphic" style:parent-style-name="Label_20_dx_20_EG">
      <style:graphic-properties fo:min-width="4.527cm"/>
      <style:paragraph-properties style:writing-mode="lr-tb"/>
    </style:style>
    <style:style style:name="gr77" style:family="graphic" style:parent-style-name="Label_20_dx_20_EG">
      <style:graphic-properties fo:min-width="3.596cm"/>
      <style:paragraph-properties style:writing-mode="lr-tb"/>
    </style:style>
    <style:style style:name="gr78" style:family="graphic" style:parent-style-name="Label_20_dx_20_EG">
      <style:graphic-properties fo:min-width="3.389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8" style:family="graphic" style:parent-style-name="Label_20_sx_20_EG">
      <style:graphic-properties fo:min-width="2.031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5" style:family="graphic" style:parent-style-name="Label_20_sx_20_EG">
      <style:graphic-properties fo:min-width="3.53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0" style:family="graphic" style:parent-style-name="Label_20_dx_20_EG">
      <style:graphic-properties draw:textarea-horizontal-align="right" draw:textarea-vertical-align="middle" fo:min-width="4.527cm"/>
      <style:paragraph-properties style:writing-mode="lr-tb"/>
    </style:style>
    <style:style style:name="gr131" style:family="graphic" style:parent-style-name="Label_20_dx_20_EG">
      <style:graphic-properties fo:min-width="2.724cm"/>
      <style:paragraph-properties style:writing-mode="lr-tb"/>
    </style:style>
    <style:style style:name="gr132" style:family="graphic" style:parent-style-name="Label_20_sx_20_EG">
      <style:graphic-properties fo:min-width="1.594cm"/>
      <style:paragraph-properties style:writing-mode="lr-tb"/>
    </style:style>
    <style:style style:name="gr133" style:family="graphic" style:parent-style-name="Label_20_sx_20_EG">
      <style:graphic-properties fo:min-width="0.999cm"/>
      <style:paragraph-properties style:writing-mode="lr-tb"/>
    </style:style>
    <style:style style:name="gr134" style:family="graphic" style:parent-style-name="Label_20_sx_20_EG" style:list-style-name="L1">
      <style:graphic-properties fo:min-width="2.196cm"/>
      <style:paragraph-properties style:writing-mode="lr-tb"/>
    </style:style>
    <style:style style:name="gr135" style:family="graphic" style:parent-style-name="Label_20_sx_20_EG" style:list-style-name="L1">
      <style:graphic-properties fo:min-width="3.046cm"/>
      <style:paragraph-properties style:writing-mode="lr-tb"/>
    </style:style>
    <style:style style:name="gr136" style:family="graphic" style:parent-style-name="Label_20_sx_20_EG">
      <style:graphic-properties fo:min-width="2.724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Label_20_sx_20_EG">
      <style:graphic-properties fo:min-width="0.865cm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Label_20_sx_20_EG" style:list-style-name="L1">
      <style:graphic-properties fo:min-width="2.196cm"/>
      <style:paragraph-properties style:writing-mode="lr-tb"/>
    </style:style>
    <style:style style:name="gr204" style:family="graphic" style:parent-style-name="Label_20_sx_20_EG" style:list-style-name="L1">
      <style:graphic-properties fo:min-width="3.046cm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Label_20_sx_20_EG" style:list-style-name="L1">
      <style:graphic-properties fo:min-width="2.196cm"/>
      <style:paragraph-properties style:writing-mode="lr-tb"/>
    </style:style>
    <style:style style:name="gr212" style:family="graphic" style:parent-style-name="Label_20_sx_20_EG" style:list-style-name="L1">
      <style:graphic-properties fo:min-width="3.046cm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Label_20_sx_20_EG" style:list-style-name="L1">
      <style:graphic-properties fo:min-width="2.196cm"/>
      <style:paragraph-properties style:writing-mode="lr-tb"/>
    </style:style>
    <style:style style:name="gr230" style:family="graphic" style:parent-style-name="Label_20_sx_20_EG" style:list-style-name="L1">
      <style:graphic-properties fo:min-width="3.046cm"/>
      <style:paragraph-properties style:writing-mode="lr-tb"/>
    </style:style>
    <style:style style:name="gr231" style:family="graphic" style:parent-style-name="Label_20_sx_20_EG" style:list-style-name="L1">
      <style:graphic-properties fo:min-width="2.196cm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Label_20_sx_20_EG" style:list-style-name="L1">
      <style:graphic-properties fo:min-width="2.196cm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Label_20_sx_20_EG" style:list-style-name="L1">
      <style:graphic-properties fo:min-width="2.196cm"/>
      <style:paragraph-properties style:writing-mode="lr-tb"/>
    </style:style>
    <style:style style:name="gr280" style:family="graphic" style:parent-style-name="Label_20_sx_20_EG" style:list-style-name="L1">
      <style:graphic-properties fo:min-width="3.046cm"/>
      <style:paragraph-properties style:writing-mode="lr-tb"/>
    </style:style>
    <style:style style:name="gr281" style:family="graphic" style:parent-style-name="Label_20_sx_20_EG" style:list-style-name="L1">
      <style:graphic-properties fo:min-width="2.196cm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Label_20_sx_20_EG" style:list-style-name="L1">
      <style:graphic-properties fo:min-width="2.196cm"/>
      <style:paragraph-properties style:writing-mode="lr-tb"/>
    </style:style>
    <style:style style:name="gr316" style:family="graphic" style:parent-style-name="Label_20_sx_20_EG" style:list-style-name="L1">
      <style:graphic-properties fo:min-width="3.046cm"/>
      <style:paragraph-properties style:writing-mode="lr-tb"/>
    </style:style>
    <style:style style:name="gr317" style:family="graphic" style:parent-style-name="Label_20_sx_20_EG" style:list-style-name="L1">
      <style:graphic-properties fo:min-width="1.285cm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Label_20_sx_20_EG" style:list-style-name="L1">
      <style:graphic-properties fo:min-width="2.196cm"/>
      <style:paragraph-properties style:writing-mode="lr-tb"/>
    </style:style>
    <style:style style:name="gr349" style:family="graphic" style:parent-style-name="Label_20_sx_20_EG" style:list-style-name="L1">
      <style:graphic-properties fo:min-width="3.046cm"/>
      <style:paragraph-properties style:writing-mode="lr-tb"/>
    </style:style>
    <style:style style:name="gr350" style:family="graphic" style:parent-style-name="Label_20_sx_20_EG" style:list-style-name="L1">
      <style:graphic-properties fo:min-width="2.196cm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Label_20_sx_20_EG">
      <style:graphic-properties fo:min-width="7.249cm"/>
      <style:paragraph-properties style:writing-mode="lr-tb"/>
    </style:style>
    <style:style style:name="gr368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369" style:family="graphic" style:parent-style-name="Box_20_EG">
      <style:graphic-properties fo:min-height="0cm" fo:min-width="0cm"/>
      <style:paragraph-properties style:writing-mode="lr-tb"/>
    </style:style>
    <style:style style:name="gr370" style:family="graphic" style:parent-style-name="Box_20_EG">
      <style:graphic-properties draw:fill="solid" draw:fill-color="#fff5ce" fo:min-height="0cm" fo:min-width="0cm" style:protect="size"/>
    </style:style>
    <style:style style:name="gr371" style:family="graphic" style:parent-style-name="Box_20_EG">
      <style:graphic-properties draw:fill="solid" draw:fill-color="#ffd8ce" fo:min-height="0cm" fo:min-width="0cm"/>
      <style:paragraph-properties style:writing-mode="lr-tb"/>
    </style:style>
    <style:style style:name="gr372" style:family="graphic" style:parent-style-name="Label_20_sx_20_EG">
      <style:graphic-properties fo:min-height="0.319cm" fo:min-width="0.366cm"/>
      <style:paragraph-properties style:writing-mode="lr-tb"/>
    </style:style>
    <style:style style:name="gr373" style:family="graphic" style:parent-style-name="Label_20_dx_20_EG">
      <style:graphic-properties fo:min-width="2.978cm"/>
      <style:paragraph-properties style:writing-mode="lr-tb"/>
    </style:style>
    <style:style style:name="gr374" style:family="graphic" style:parent-style-name="Label_20_sx_20_EG">
      <style:graphic-properties fo:min-height="0.319cm" fo:min-width="1.958cm"/>
      <style:paragraph-properties style:writing-mode="lr-tb"/>
    </style:style>
    <style:style style:name="gr375" style:family="graphic" style:parent-style-name="Label_20_sx_20_EG">
      <style:graphic-properties fo:min-height="0.319cm" fo:min-width="1.831cm"/>
      <style:paragraph-properties style:writing-mode="lr-tb"/>
    </style:style>
    <style:style style:name="gr376" style:family="graphic" style:parent-style-name="Label_20_sx_20_EG">
      <style:graphic-properties fo:min-height="0.319cm" fo:min-width="1.386cm"/>
      <style:paragraph-properties style:writing-mode="lr-tb"/>
    </style:style>
    <style:style style:name="gr377" style:family="graphic" style:parent-style-name="Label_20_sx_20_EG">
      <style:graphic-properties fo:min-height="0.319cm" fo:min-width="2.11cm"/>
      <style:paragraph-properties style:writing-mode="lr-tb"/>
    </style:style>
    <style:style style:name="gr378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379" style:family="graphic" style:parent-style-name="Label_20_sx_20_EG">
      <style:graphic-properties fo:min-height="0.319cm" fo:min-width="1.31cm"/>
      <style:paragraph-properties style:writing-mode="lr-tb"/>
    </style:style>
    <style:style style:name="gr3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1" style:family="paragraph">
      <loext:graphic-properties draw:fill="solid" draw:fill-color="#fff5ce"/>
      <style:paragraph-properties style:writing-mode="lr-tb"/>
    </style:style>
    <style:style style:name="P32" style:family="paragraph">
      <loext:graphic-properties draw:fill="solid" draw:fill-color="#fff5ce"/>
    </style:style>
    <style:style style:name="P33" style:family="paragraph">
      <loext:graphic-properties draw:fill="solid" draw:fill-color="#e8f2a1"/>
      <style:paragraph-properties style:writing-mode="lr-tb"/>
    </style:style>
    <style:style style:name="P34" style:family="paragraph">
      <loext:graphic-properties draw:fill="solid" draw:fill-color="#ffd8ce"/>
      <style:paragraph-properties style:writing-mode="lr-tb"/>
    </style:style>
    <style:style style:name="P35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" fo:font-size="8pt" style:font-name-asian="Liberation Serif" style:font-name-complex="Liberation Serif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6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 </text:span><text:span text:style-name="T1">P</text:span><text:span text:style-name="T1">I</text:span></text:p>
            <text:p text:style-name="P2"><text:span text:style-name="T2">V</text:span><text:span text:style-name="T2">a</text:span><text:span text:style-name="T2">l</text:span><text:span text:style-name="T2">u</text:span><text:span text:style-name="T2">t</text:span><text:span text:style-name="T2">a</text:span><text:span text:style-name="T2">z</text:span><text:span text:style-name="T2">i</text:span><text:span text:style-name="T2">o</text:span><text:span text:style-name="T2">n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e</text:span><text:span text:style-name="T2">t</text:span><text:span text:style-name="T2">t</text:span><text:span text:style-name="T2">o</text:span><text:span text:style-name="T2">,</text:span><text:span text:style-name="T2"> </text:span><text:span text:style-name="T2">n</text:span><text:span text:style-name="T2">u</text:span><text:span text:style-name="T2">l</text:span><text:span text:style-name="T2">l</text:span><text:span text:style-name="T2">a</text:span><text:span text:style-name="T2"> </text:span><text:span text:style-name="T2">o</text:span><text:span text:style-name="T2">s</text:span><text:span text:style-name="T2">t</text:span><text:span text:style-name="T2">a</text:span><text:span text:style-name="T2"> </text:span><text:span text:style-name="T2">f</text:span><text:span text:style-name="T2">a</text:span><text:span text:style-name="T2">t</text:span><text:span text:style-name="T2">t</text:span><text:span text:style-name="T2">i</text:span><text:span text:style-name="T2">b</text:span><text:span text:style-name="T2">i</text:span><text:span text:style-name="T2">l</text:span><text:span text:style-name="T2">i</text:span><text:span text:style-name="T2">t</text:span><text:span text:style-name="T2">à</text:span><text:span text:style-name="T2">,</text:span><text:span text:style-name="T2"> </text:span><text:span text:style-name="T2">v</text:span><text:span text:style-name="T2">e</text:span><text:span text:style-name="T2">r</text:span><text:span text:style-name="T2">i</text:span><text:span text:style-name="T2">f</text:span><text:span text:style-name="T2">i</text:span><text:span text:style-name="T2">c</text:span><text:span text:style-name="T2">h</text:span><text:span text:style-name="T2">e</text:span><text:span text:style-name="T2"> </text:span><text:span text:style-name="T2">i</text:span><text:span text:style-name="T2">n</text:span><text:span text:style-name="T2"> </text:span><text:span text:style-name="T2">c</text:span><text:span text:style-name="T2">o</text:span><text:span text:style-name="T2">r</text:span><text:span text:style-name="T2">s</text:span><text:span text:style-name="T2">o</text:span><text:span text:style-name="T2"> </text:span><text:span text:style-name="T2">d</text:span><text:span text:style-name="T2">'</text:span><text:span text:style-name="T2">o</text:span><text:span text:style-name="T2">p</text:span><text:span text:style-name="T2">e</text:span><text:span text:style-name="T2">r</text:span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</text:span><text:span text:style-name="T4">C</text:span><text:span text:style-name="T4">/</text:span><text:span text:style-name="T4">O</text:span><text:span text:style-name="T4">C</text:span><text:span text:style-name="T4">: </text:span><text:span text:style-name="T4">A</text:span><text:span text:style-name="T4">v</text:span><text:span text:style-name="T4">v</text:span><text:span text:style-name="T4">i</text:span><text:span text:style-name="T4">o </text:span><text:span text:style-name="T4">p</text:span><text:span text:style-name="T4">r</text:span><text:span text:style-name="T4">o</text:span><text:span text:style-name="T4">c</text:span><text:span text:style-name="T4">e</text:span><text:span text:style-name="T4">d</text:span><text:span text:style-name="T4">i</text:span><text:span text:style-name="T4">m</text:span><text:span text:style-name="T4">.</text:span><text:span text:style-name="T4"><text:line-break/></text:span><text:span text:style-name="T5">V</text:span><text:span text:style-name="T5">P</text:span><text:span text:style-name="T5">2</text:span><text:span text:style-name="T5">0</text:span><text:span text:style-name="T5">_</text:span><text:span text:style-name="T5">A</text:span><text:span text:style-name="T5">V</text:span><text:span text:style-name="T5">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P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P80_PR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gr11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gr11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gr11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gr11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gr11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gr11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gr11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gr11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gr11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2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gr11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gr11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9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gr11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8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7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1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2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4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5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7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8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6" draw:text-style-name="P14" draw:layer="layout" svg:x1="4.045cm" svg:y1="11.311cm" svg:x2="4.075cm" svg:y2="11.311cm">
                <text:p/>
              </draw:line>
              <draw:polyline draw:style-name="gr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8" draw:text-style-name="P14" draw:layer="layout" svg:x1="3.655cm" svg:y1="11.311cm" svg:x2="3.685cm" svg:y2="11.311cm">
                <text:p/>
              </draw:line>
              <draw:line draw:style-name="gr39" draw:text-style-name="P14" draw:layer="layout" svg:x1="3.865cm" svg:y1="11.534cm" svg:x2="3.865cm" svg:y2="11.504cm">
                <text:p/>
              </draw:line>
              <draw:line draw:style-name="gr40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2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3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4" draw:text-style-name="P14" draw:layer="layout" svg:x1="4.045cm" svg:y1="15.074cm" svg:x2="4.075cm" svg:y2="15.074cm">
                <text:p/>
              </draw:line>
              <draw:polyline draw:style-name="gr45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6" draw:text-style-name="P14" draw:layer="layout" svg:x1="3.655cm" svg:y1="15.074cm" svg:x2="3.685cm" svg:y2="15.074cm">
                <text:p/>
              </draw:line>
              <draw:line draw:style-name="gr47" draw:text-style-name="P14" draw:layer="layout" svg:x1="3.865cm" svg:y1="15.297cm" svg:x2="3.865cm" svg:y2="15.267cm">
                <text:p/>
              </draw:line>
              <draw:line draw:style-name="gr48" draw:text-style-name="P14" draw:layer="layout" svg:x1="3.865cm" svg:y1="14.895cm" svg:x2="3.865cm" svg:y2="14.865cm">
                <text:p/>
              </draw:line>
            </draw:g>
          </draw:g>
          <draw:frame draw:style-name="gr41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9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50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1" draw:text-style-name="P14" draw:layer="layout" svg:x1="4.045cm" svg:y1="19.631cm" svg:x2="4.075cm" svg:y2="19.631cm">
                <text:p/>
              </draw:line>
              <draw:polyline draw:style-name="gr52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3" draw:text-style-name="P14" draw:layer="layout" svg:x1="3.655cm" svg:y1="19.631cm" svg:x2="3.685cm" svg:y2="19.631cm">
                <text:p/>
              </draw:line>
              <draw:line draw:style-name="gr54" draw:text-style-name="P14" draw:layer="layout" svg:x1="3.865cm" svg:y1="19.854cm" svg:x2="3.865cm" svg:y2="19.824cm">
                <text:p/>
              </draw:line>
              <draw:line draw:style-name="gr55" draw:text-style-name="P14" draw:layer="layout" svg:x1="3.865cm" svg:y1="19.452cm" svg:x2="3.865cm" svg:y2="19.422cm">
                <text:p/>
              </draw:line>
            </draw:g>
          </draw:g>
          <draw:frame draw:style-name="gr41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3" draw:text-style-name="P14" draw:layer="layout" svg:x1="6.454cm" svg:y1="28.282cm" svg:x2="6.484cm" svg:y2="28.282cm">
                <text:p/>
              </draw:line>
              <draw:polyline draw:style-name="gr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5" draw:text-style-name="P14" draw:layer="layout" svg:x1="6.064cm" svg:y1="28.282cm" svg:x2="6.094cm" svg:y2="28.282cm">
                <text:p/>
              </draw:line>
              <draw:line draw:style-name="gr66" draw:text-style-name="P14" draw:layer="layout" svg:x1="6.274cm" svg:y1="28.505cm" svg:x2="6.274cm" svg:y2="28.475cm">
                <text:p/>
              </draw:line>
              <draw:line draw:style-name="gr6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8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in Prince</text:span></text:p>
            <text:p text:style-name="P2"><text:span text:style-name="T2">Valutazione 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gr11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gr11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gr11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gr11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gr11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gr11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gr11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gr11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70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6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1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gr11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gr11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Assegnazio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2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gr11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gr11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gr11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gr11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7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3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gr11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gr11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gr11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3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gr11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gr11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gr11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8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gr11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gr11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4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gr11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8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gr11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7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7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20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5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6" draw:text-style-name="P25" draw:layer="layout" svg:width="4.527cm" svg:height="0.9cm" svg:x="2.451cm" svg:y="6.623cm">
          <draw:text-box>
            <text:p><text:span text:style-name="T9">Il Comando si esprime sulla deroga.</text:span></text:p>
            <text:p><text:span text:style-name="T9">Se si ritiene non dovuta,</text:span><text:span text:style-name="T9"><text:line-break/></text:span><text:span text:style-name="T9">si esprime parere è contrario.</text:span></text:p>
            <text:p><text:span text:style-name="T9"/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gr11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gr11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7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gr11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gr11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3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gr11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gr11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20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2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7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8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9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80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2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3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4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5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6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8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9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90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1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8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2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3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4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5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6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7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8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9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100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1" draw:text-style-name="P14" draw:layer="layout" svg:x1="6.68cm" svg:y1="3.911cm" svg:x2="6.71cm" svg:y2="3.911cm">
                <text:p/>
              </draw:line>
              <draw:polyline draw:style-name="gr102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3" draw:text-style-name="P14" draw:layer="layout" svg:x1="6.29cm" svg:y1="3.911cm" svg:x2="6.32cm" svg:y2="3.911cm">
                <text:p/>
              </draw:line>
              <draw:line draw:style-name="gr104" draw:text-style-name="P14" draw:layer="layout" svg:x1="6.5cm" svg:y1="4.134cm" svg:x2="6.5cm" svg:y2="4.104cm">
                <text:p/>
              </draw:line>
              <draw:line draw:style-name="gr105" draw:text-style-name="P14" draw:layer="layout" svg:x1="6.5cm" svg:y1="3.732cm" svg:x2="6.5cm" svg:y2="3.702cm">
                <text:p/>
              </draw:line>
            </draw:g>
          </draw:g>
          <draw:frame draw:style-name="gr41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6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7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8" draw:text-style-name="P14" draw:layer="layout" svg:x1="3.066cm" svg:y1="9.03cm" svg:x2="3.096cm" svg:y2="9.03cm">
                <text:p/>
              </draw:line>
              <draw:polyline draw:style-name="gr109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10" draw:text-style-name="P14" draw:layer="layout" svg:x1="2.676cm" svg:y1="9.03cm" svg:x2="2.706cm" svg:y2="9.03cm">
                <text:p/>
              </draw:line>
              <draw:line draw:style-name="gr111" draw:text-style-name="P14" draw:layer="layout" svg:x1="2.886cm" svg:y1="9.253cm" svg:x2="2.886cm" svg:y2="9.223cm">
                <text:p/>
              </draw:line>
              <draw:line draw:style-name="gr112" draw:text-style-name="P14" draw:layer="layout" svg:x1="2.886cm" svg:y1="8.851cm" svg:x2="2.886cm" svg:y2="8.821cm">
                <text:p/>
              </draw:line>
            </draw:g>
          </draw:g>
          <draw:frame draw:style-name="gr41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3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4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5" draw:text-style-name="P14" draw:layer="layout" svg:x1="6.066cm" svg:y1="17.903cm" svg:x2="6.096cm" svg:y2="17.903cm">
                <text:p/>
              </draw:line>
              <draw:polyline draw:style-name="gr116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7" draw:text-style-name="P14" draw:layer="layout" svg:x1="5.676cm" svg:y1="17.903cm" svg:x2="5.706cm" svg:y2="17.903cm">
                <text:p/>
              </draw:line>
              <draw:line draw:style-name="gr118" draw:text-style-name="P14" draw:layer="layout" svg:x1="5.886cm" svg:y1="18.126cm" svg:x2="5.886cm" svg:y2="18.096cm">
                <text:p/>
              </draw:line>
              <draw:line draw:style-name="gr119" draw:text-style-name="P14" draw:layer="layout" svg:x1="5.886cm" svg:y1="17.724cm" svg:x2="5.886cm" svg:y2="17.694cm">
                <text:p/>
              </draw:line>
            </draw:g>
          </draw:g>
          <draw:frame draw:style-name="gr41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gr11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5" draw:text-style-name="P14" draw:layer="layout" svg:x1="6.454cm" svg:y1="28.282cm" svg:x2="6.484cm" svg:y2="28.282cm">
                <text:p/>
              </draw:line>
              <draw:polyline draw:style-name="gr1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7" draw:text-style-name="P14" draw:layer="layout" svg:x1="6.064cm" svg:y1="28.282cm" svg:x2="6.094cm" svg:y2="28.282cm">
                <text:p/>
              </draw:line>
              <draw:line draw:style-name="gr128" draw:text-style-name="P14" draw:layer="layout" svg:x1="6.274cm" svg:y1="28.505cm" svg:x2="6.274cm" svg:y2="28.475cm">
                <text:p/>
              </draw:line>
              <draw:line draw:style-name="gr1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5" draw:layer="layout" svg:width="4.527cm" svg:height="0.6cm" svg:x="2.481cm" svg:y="20.146cm">
          <draw:text-box>
            <text:p><text:span text:style-name="T9">Il Comando si esprime solo sul</text:span><text:span text:style-name="T9"><text:line-break/></text:span><text:span text:style-name="T9">progetto ordinario, se dovuto.</text:span></text:p>
            <text:p><text:span text:style-name="T9"/></text:p>
          </draw:text-box>
        </draw:fram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,</text:span><text:span text:style-name="T2"><text:line-break/></text:span><text:span text:style-name="T2">esposto, control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8.1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6.4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8.1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8.425cm" svg:y1="9.45cm" svg:x2="8.425cm" svg:y2="9.777cm" draw:start-shape="id62" draw:start-glue-point="8" draw:end-shape="id63" draw:end-glue-point="0" svg:d="M8425 9450v327" svg:viewBox="0 0 1 328">
          <text:p/>
        </draw:connector>
        <draw:custom-shape draw:style-name="gr7" draw:text-style-name="P7" xml:id="id65" draw:id="id65" draw:layer="layout" svg:width="4cm" svg:height="0.557cm" svg:x="6.4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6.4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1.033cm" svg:x="6.425cm" svg:y="20.088cm">
          <text:p text:style-name="P6">OC: Invio VVT/CPI</text:p>
          <text:p text:style-name="P6"><text:span text:style-name="T17">Se per SCIA: </text:span><text:span text:style-name="T18">SC70_VVT</text:span></text:p>
          <text:p text:style-name="P28"><text:span text:style-name="T19">altrimenti: </text:span><text:span text:style-name="T18">SC71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2.425cm" svg:y="20.15cm">
          <text:p text:style-name="P28"><text:span text:style-name="T20">OC: Invio SCIA inefficace</text:span></text:p>
          <text:p text:style-name="P28"><text:span text:style-name="T21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5cm" svg:y1="10.334cm" svg:x2="8.425cm" svg:y2="10.793cm" draw:start-shape="id63" draw:start-glue-point="2" svg:d="M8425 10334v459" svg:viewBox="0 0 1 460">
          <text:p/>
        </draw:connector>
        <draw:connector draw:style-name="gr11" draw:layer="layout" svg:x1="8.426cm" svg:y1="11.342cm" svg:x2="8.425cm" svg:y2="11.869cm" draw:start-shape="id64" draw:start-glue-point="6" draw:end-shape="id65" draw:end-glue-point="0" svg:d="M8426 11342v264h-1v263" svg:viewBox="0 0 2 528">
          <text:p/>
        </draw:connector>
        <draw:connector draw:style-name="gr11" draw:layer="layout" svg:x1="8.425cm" svg:y1="12.426cm" svg:x2="8.426cm" svg:y2="12.85cm" draw:start-shape="id65" draw:start-glue-point="2" draw:end-shape="id66" draw:end-glue-point="4" svg:d="M8425 12426v212h1v212" svg:viewBox="0 0 2 425">
          <text:p/>
        </draw:connector>
        <draw:connector draw:style-name="gr11" draw:layer="layout" svg:x1="8.426cm" svg:y1="13.45cm" svg:x2="8.425cm" svg:y2="13.864cm" draw:start-shape="id66" draw:start-glue-point="6" draw:end-shape="id67" draw:end-glue-point="0" svg:d="M8426 13450v207h-1v207" svg:viewBox="0 0 2 415">
          <text:p/>
        </draw:connector>
        <draw:connector draw:style-name="gr11" draw:layer="layout" svg:x1="8.425cm" svg:y1="14.421cm" svg:x2="8.427cm" svg:y2="14.96cm" draw:start-shape="id67" draw:start-glue-point="2" draw:end-shape="id68" draw:end-glue-point="4" svg:d="M8425 14421v269h2v270" svg:viewBox="0 0 3 540">
          <text:p/>
        </draw:connector>
        <draw:connector draw:style-name="gr11" draw:layer="layout" svg:x1="11.425cm" svg:y1="20.606cm" svg:x2="10.425cm" svg:y2="20.604cm" draw:start-shape="id69" draw:start-glue-point="5" draw:end-shape="id70" draw:end-glue-point="1" svg:d="M11425 20606h-500v-2h-500" svg:viewBox="0 0 1001 3">
          <text:p/>
        </draw:connector>
        <draw:connector draw:style-name="gr11" draw:layer="layout" svg:x1="8.425cm" svg:y1="21.121cm" svg:x2="8.425cm" svg:y2="21.55cm" draw:start-shape="id70" draw:start-glue-point="2" draw:end-shape="id71" draw:end-glue-point="4" svg:d="M8425 21121v429" svg:viewBox="0 0 1 430">
          <text:p/>
        </draw:connector>
        <draw:custom-shape draw:style-name="gr6" xml:id="id72" draw:id="id72" draw:layer="layout" svg:width="0.6cm" svg:height="0.6cm" svg:x="8.1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1" draw:id="id81" draw:layer="layout" svg:width="4cm" svg:height="0.913cm" svg:x="9.7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6cm" svg:y1="16.606cm" svg:x2="8.425cm" svg:y2="20.088cm" draw:start-shape="id72" draw:start-glue-point="6" draw:end-shape="id70" draw:end-glue-point="0" svg:d="M8426 16606v1741h-1v1741" svg:viewBox="0 0 2 3483">
          <text:p/>
        </draw:connector>
        <draw:connector draw:style-name="gr11" draw:layer="layout" svg:x1="8.726cm" svg:y1="16.306cm" svg:x2="11.425cm" svg:y2="16.307cm" draw:start-shape="id72" draw:start-glue-point="7" draw:end-shape="id73" draw:end-glue-point="5" svg:d="M8726 16306h1350v1h1349" svg:viewBox="0 0 2700 2">
          <text:p/>
        </draw:connector>
        <draw:connector draw:style-name="gr11" draw:layer="layout" svg:x1="11.725cm" svg:y1="17.863cm" svg:x2="11.725cm" svg:y2="18.318cm" draw:end-shape="id74" draw:end-glue-point="4" svg:d="M11725 17863v455" svg:viewBox="0 0 1 456">
          <text:p/>
        </draw:connector>
        <draw:connector draw:style-name="gr11" draw:layer="layout" svg:x1="14.425cm" svg:y1="21.063cm" svg:x2="8.725cm" svg:y2="21.85cm" draw:start-shape="id75" draw:start-glue-point="2" draw:end-shape="id71" draw:end-glue-point="10" svg:d="M14425 21063v787h-5700" svg:viewBox="0 0 5701 788">
          <text:p/>
        </draw:connector>
        <draw:custom-shape draw:style-name="gr9" draw:text-style-name="P9" xml:id="id76" draw:id="id76" draw:layer="layout" svg:width="4cm" svg:height="0.557cm" svg:x="9.7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1.725cm" svg:y1="19.813cm" svg:x2="11.725cm" svg:y2="20.306cm" draw:start-shape="id76" draw:start-glue-point="2" draw:end-shape="id69" draw:end-glue-point="4" svg:d="M11725 19813v493" svg:viewBox="0 0 1 494">
          <text:p/>
        </draw:connector>
        <draw:custom-shape draw:style-name="gr6" xml:id="id74" draw:id="id74" draw:layer="layout" svg:width="0.6cm" svg:height="0.6cm" svg:x="11.4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8.618cm" svg:x2="14.425cm" svg:y2="20.15cm" draw:start-shape="id74" draw:start-glue-point="7" draw:end-shape="id75" draw:end-glue-point="0" svg:d="M12025 18618h2400v1532" svg:viewBox="0 0 2401 1533">
          <text:p/>
        </draw:connector>
        <draw:frame draw:style-name="gr131" draw:text-style-name="P6" draw:layer="layout" svg:width="2.724cm" svg:height="0.637cm" svg:x="8.9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gr11" draw:layer="layout" svg:x1="11.725cm" svg:y1="18.918cm" svg:x2="11.725cm" svg:y2="19.256cm" draw:start-shape="id74" draw:start-glue-point="6" draw:end-shape="id76" draw:end-glue-point="0" svg:d="M11725 18918v338" svg:viewBox="0 0 1 339">
          <text:p/>
        </draw:connector>
        <draw:custom-shape draw:style-name="gr6" xml:id="id66" draw:id="id66" draw:layer="layout" svg:width="0.6cm" svg:height="0.6cm" svg:x="8.1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126cm" svg:y1="13.15cm" svg:x2="4.025cm" svg:y2="20.15cm" draw:start-shape="id66" draw:start-glue-point="5" draw:end-shape="id77" draw:end-glue-point="0" svg:d="M8126 13150h-4101v7000" svg:viewBox="0 0 4102 7001">
          <text:p/>
        </draw:connector>
        <draw:frame draw:style-name="gr132" draw:text-style-name="P6" draw:layer="layout" svg:width="1.594cm" svg:height="0.637cm" svg:x="6.432cm" svg:y="12.65cm">
          <draw:text-box>
            <text:p text:style-name="P6">Solo formale</text:p>
          </draw:text-box>
        </draw:frame>
        <draw:custom-shape draw:style-name="gr6" xml:id="id68" draw:id="id68" draw:layer="layout" svg:width="0.6cm" svg:height="0.6cm" svg:x="8.1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8.688cm" svg:y="14.75cm">
          <draw:text-box>
            <text:p text:style-name="P6">Reato</text:p>
          </draw:text-box>
        </draw:frame>
        <draw:connector draw:style-name="gr11" draw:layer="layout" draw:line-skew="0.25cm" svg:x1="8.727cm" svg:y1="15.26cm" svg:x2="16.425cm" svg:y2="20.606cm" draw:start-shape="id68" draw:end-shape="id75" draw:end-glue-point="1" svg:d="M8727 15260h8173v5346h-475" svg:viewBox="0 0 8174 5347">
          <text:p/>
        </draw:connector>
        <draw:custom-shape draw:style-name="gr6" xml:id="id69" draw:id="id69" draw:layer="layout" svg:width="0.6cm" svg:height="0.6cm" svg:x="11.4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427cm" svg:y1="15.56cm" svg:x2="8.426cm" svg:y2="16.006cm" draw:start-shape="id68" draw:start-glue-point="6" draw:end-shape="id72" draw:end-glue-point="4" svg:d="M8427 15560v224h-1v222" svg:viewBox="0 0 2 447">
          <text:p/>
        </draw:connector>
        <draw:connector draw:style-name="gr11" draw:layer="layout" svg:x1="12.025cm" svg:y1="20.606cm" svg:x2="12.425cm" svg:y2="20.606cm" draw:start-shape="id69" draw:start-glue-point="7" draw:end-shape="id75" draw:end-glue-point="3" svg:d="M12025 20606h400" svg:viewBox="0 0 401 1">
          <text:p/>
        </draw:connector>
        <draw:frame draw:style-name="gr13" draw:text-style-name="P6" draw:layer="layout" svg:width="0.467cm" svg:height="0.637cm" svg:x="11.026cm" svg:y="20.114cm">
          <draw:text-box>
            <text:p text:style-name="P6">Ok</text:p>
          </draw:text-box>
        </draw:frame>
        <draw:custom-shape draw:style-name="gr72" draw:text-style-name="P29" xml:id="id77" draw:id="id77" draw:layer="layout" svg:width="4cm" svg:height="0.913cm" svg:x="2.025cm" svg:y="20.15cm">
          <text:p text:style-name="P6">OC: Invio verifica formale</text:p>
          <text:p text:style-name="P6"><text:span text:style-name="T21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4.025cm" svg:y1="21.063cm" svg:x2="8.125cm" svg:y2="21.85cm" draw:start-shape="id77" draw:start-glue-point="2" draw:end-shape="id71" draw:end-glue-point="6" svg:d="M4025 21063v787h4100" svg:viewBox="0 0 4101 788">
          <text:p/>
        </draw:connector>
        <draw:custom-shape draw:style-name="gr10" xml:id="id80" draw:id="id80" draw:layer="layout" svg:width="0.6cm" svg:height="0.6cm" svg:x="15.1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0" draw:layer="layout" svg:width="2.196cm" svg:height="0.637cm" svg:x="15.5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8.1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913cm" svg:x="10.61cm" svg:y="10.586cm">
          <text:p text:style-name="P6">OC: Rich. regol. formale<text:line-break/>Se per SCIA: 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726cm" svg:y1="11.042cm" svg:x2="10.61cm" svg:y2="11.042cm" draw:start-shape="id64" draw:start-glue-point="7" draw:end-shape="id78" draw:end-glue-point="3" svg:d="M8726 11042h1884" svg:viewBox="0 0 1885 1">
          <text:p/>
        </draw:connector>
        <draw:connector draw:style-name="gr11" draw:layer="layout" svg:x1="14.61cm" svg:y1="11.042cm" svg:x2="15.129cm" svg:y2="11.042cm" draw:start-shape="id78" draw:start-glue-point="1" draw:end-shape="id79" draw:end-glue-point="5" svg:d="M14610 11042h519" svg:viewBox="0 0 520 1">
          <text:p/>
        </draw:connector>
        <draw:custom-shape draw:style-name="gr6" xml:id="id79" draw:id="id79" draw:layer="layout" svg:width="0.6cm" svg:height="0.6cm" svg:x="15.1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5.429cm" svg:y1="10.742cm" svg:x2="10.425cm" svg:y2="10.055cm" draw:start-shape="id79" draw:start-glue-point="4" draw:end-shape="id63" draw:end-glue-point="1" svg:d="M15429 10742v-687h-5004" svg:viewBox="0 0 5005 688">
          <text:p/>
        </draw:connector>
        <draw:frame draw:style-name="gr135" draw:text-style-name="P10" draw:layer="layout" svg:width="3.046cm" svg:height="0.637cm" svg:x="15.5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6" draw:text-style-name="P6" draw:layer="layout" svg:width="1.75cm" svg:height="0.637cm" svg:x="8.728cm" svg:y="10.509cm">
          <draw:text-box>
            <text:p text:style-name="P11">[1] Irregolare</text:p>
          </draw:text-box>
        </draw:frame>
        <draw:connector draw:style-name="gr11" draw:layer="layout" svg:x1="15.429cm" svg:y1="11.342cm" svg:x2="15.429cm" svg:y2="11.9cm" draw:start-shape="id79" draw:start-glue-point="6" draw:end-shape="id80" draw:end-glue-point="4" svg:d="M15429 11342v558" svg:viewBox="0 0 1 559">
          <text:p/>
        </draw:connector>
        <draw:frame draw:style-name="gr17" draw:text-style-name="P6" draw:layer="layout" svg:width="0.467cm" svg:height="0.637cm" svg:x="7.835cm" svg:y="11.135cm">
          <draw:text-box>
            <text:p>Ok</text:p>
          </draw:text-box>
        </draw:frame>
        <draw:frame draw:style-name="gr17" draw:text-style-name="P6" draw:layer="layout" svg:width="0.467cm" svg:height="0.637cm" svg:x="7.836cm" svg:y="16.436cm">
          <draw:text-box>
            <text:p>Ok</text:p>
          </draw:text-box>
        </draw:frame>
        <draw:frame draw:style-name="gr136" draw:text-style-name="P6" draw:layer="layout" svg:width="2.724cm" svg:height="0.637cm" svg:x="12.026cm" svg:y="18.063cm">
          <draw:text-box>
            <text:p text:style-name="P6">No adeguamento</text:p>
          </draw:text-box>
        </draw:frame>
        <draw:g draw:name="start-event-message_1">
          <draw:path draw:style-name="gr137" draw:text-style-name="P12" draw:layer="layout" svg:width="0.599cm" svg:height="0.599cm" svg:x="15.6cm" svg:y="9.7cm" svg:viewBox="0 0 600 600" svg:d="M600 300c0-166-135-300-301-300-165 0-299 134-299 300s134 300 299 300c166 0 301-134 301-300z">
            <text:p/>
          </draw:path>
          <draw:custom-shape draw:style-name="gr138" draw:text-style-name="P13" draw:layer="layout" svg:width="0.36cm" svg:height="0.24cm" svg:x="15.72cm" svg:y="9.876cm">
            <text:p/>
            <draw:enhanced-geometry svg:viewBox="0 0 21600 21600" draw:type="rectangle" draw:enhanced-path="M 0 0 L 21600 0 21600 21600 0 21600 0 0 Z N"/>
          </draw:custom-shape>
          <draw:polygon draw:style-name="gr139" draw:text-style-name="P13" draw:layer="layout" svg:width="0.359cm" svg:height="0.089cm" svg:x="15.72cm" svg:y="9.876cm" svg:viewBox="0 0 360 90" draw:points="0,0 180,90 360,0">
            <text:p/>
          </draw:polygon>
        </draw:g>
        <draw:g draw:name="start-event-message_2">
          <draw:path draw:style-name="gr140" draw:text-style-name="P12" draw:layer="layout" svg:width="0.599cm" svg:height="0.599cm" svg:x="9.101cm" svg:y="18.2cm" svg:viewBox="0 0 600 600" svg:d="M600 300c0-166-135-300-301-300-165 0-299 134-299 300s134 300 299 300c166 0 301-134 301-300z">
            <text:p/>
          </draw:path>
          <draw:custom-shape draw:style-name="gr141" draw:text-style-name="P13" draw:layer="layout" svg:width="0.36cm" svg:height="0.24cm" svg:x="9.221cm" svg:y="18.376cm">
            <text:p/>
            <draw:enhanced-geometry svg:viewBox="0 0 21600 21600" draw:type="rectangle" draw:enhanced-path="M 0 0 L 21600 0 21600 21600 0 21600 0 0 Z N"/>
          </draw:custom-shape>
          <draw:polygon draw:style-name="gr142" draw:text-style-name="P13" draw:layer="layout" svg:width="0.359cm" svg:height="0.089cm" svg:x="9.221cm" svg:y="18.376cm" svg:viewBox="0 0 360 90" draw:points="0,0 180,90 360,0">
            <text:p/>
          </draw:polygon>
        </draw:g>
        <draw:g>
          <draw:frame draw:style-name="gr95" draw:text-style-name="P6" draw:layer="layout" svg:width="3.531cm" svg:height="0.637cm" svg:x="9.572cm" svg:y="8.663cm">
            <draw:text-box>
              <text:p>Ricezione</text:p>
            </draw:text-box>
          </draw:frame>
          <draw:g draw:name="start-event-message_7">
            <draw:path draw:style-name="gr143" draw:text-style-name="P12" draw:layer="layout" svg:width="0.599cm" svg:height="0.599cm" svg:x="8.9cm" svg:y="8.663cm" svg:viewBox="0 0 600 600" svg:d="M600 300c0-166-135-300-301-300-165 0-299 134-299 300s134 300 299 300c166 0 301-134 301-300z">
              <text:p/>
            </draw:path>
            <draw:custom-shape draw:style-name="gr144" draw:text-style-name="P13" draw:layer="layout" svg:width="0.36cm" svg:height="0.24cm" svg:x="9.0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5" draw:text-style-name="P13" draw:layer="layout" svg:width="0.359cm" svg:height="0.089cm" svg:x="9.02cm" svg:y="8.839cm" svg:viewBox="0 0 360 90" draw:points="0,0 180,90 360,0">
              <text:p/>
            </draw:polygon>
          </draw:g>
        </draw:g>
        <draw:g>
          <draw:g draw:name="start-event-timer">
            <draw:path draw:style-name="gr146" draw:text-style-name="P14" draw:layer="layout" svg:width="0.599cm" svg:height="0.599cm" svg:x="4.838cm" svg:y="11.281cm" svg:viewBox="0 0 600 600" svg:d="M600 300c0-165-135-300-301-300-165 0-299 135-299 300 0 166 134 300 299 300 166 0 301-134 301-300z">
              <text:p/>
            </draw:path>
            <draw:g>
              <draw:path draw:style-name="gr147" draw:text-style-name="P14" draw:layer="layout" svg:width="0.431cm" svg:height="0.431cm" svg:x="4.922cm" svg:y="11.365cm" svg:viewBox="0 0 432 432" svg:d="M432 216c0-119-97-216-216-216s-216 97-216 216c0 120 97 216 216 216s216-96 216-216z">
                <text:p/>
              </draw:path>
              <draw:line draw:style-name="gr148" draw:text-style-name="P14" draw:layer="layout" svg:x1="5.318cm" svg:y1="11.574cm" svg:x2="5.348cm" svg:y2="11.574cm">
                <text:p/>
              </draw:line>
              <draw:polyline draw:style-name="gr149" draw:text-style-name="P14" draw:layer="layout" svg:width="0.122cm" svg:height="0.238cm" svg:x="5.135cm" svg:y="11.395cm" svg:viewBox="0 0 123 239" draw:points="63,0 0,186 123,239">
                <text:p/>
              </draw:polyline>
              <draw:line draw:style-name="gr150" draw:text-style-name="P14" draw:layer="layout" svg:x1="4.928cm" svg:y1="11.574cm" svg:x2="4.958cm" svg:y2="11.574cm">
                <text:p/>
              </draw:line>
              <draw:line draw:style-name="gr151" draw:text-style-name="P14" draw:layer="layout" svg:x1="5.138cm" svg:y1="11.797cm" svg:x2="5.138cm" svg:y2="11.767cm">
                <text:p/>
              </draw:line>
              <draw:line draw:style-name="gr152" draw:text-style-name="P14" draw:layer="layout" svg:x1="5.138cm" svg:y1="11.395cm" svg:x2="5.138cm" svg:y2="11.365cm">
                <text:p/>
              </draw:line>
            </draw:g>
          </draw:g>
          <draw:frame draw:style-name="gr41" draw:text-style-name="P6" draw:layer="layout" svg:width="3.046cm" svg:height="0.637cm" svg:x="5.5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3" draw:text-style-name="P14" draw:layer="layout" svg:width="0.599cm" svg:height="0.599cm" svg:x="4.838cm" svg:y="13.818cm" svg:viewBox="0 0 600 600" svg:d="M600 300c0-165-135-300-301-300-165 0-299 135-299 300 0 166 134 300 299 300 166 0 301-134 301-300z">
              <text:p/>
            </draw:path>
            <draw:g>
              <draw:path draw:style-name="gr154" draw:text-style-name="P14" draw:layer="layout" svg:width="0.431cm" svg:height="0.431cm" svg:x="4.922cm" svg:y="13.902cm" svg:viewBox="0 0 432 432" svg:d="M432 216c0-119-97-216-216-216s-216 97-216 216c0 120 97 216 216 216s216-96 216-216z">
                <text:p/>
              </draw:path>
              <draw:line draw:style-name="gr155" draw:text-style-name="P14" draw:layer="layout" svg:x1="5.318cm" svg:y1="14.111cm" svg:x2="5.348cm" svg:y2="14.111cm">
                <text:p/>
              </draw:line>
              <draw:polyline draw:style-name="gr156" draw:text-style-name="P14" draw:layer="layout" svg:width="0.122cm" svg:height="0.238cm" svg:x="5.135cm" svg:y="13.932cm" svg:viewBox="0 0 123 239" draw:points="63,0 0,186 123,239">
                <text:p/>
              </draw:polyline>
              <draw:line draw:style-name="gr157" draw:text-style-name="P14" draw:layer="layout" svg:x1="4.928cm" svg:y1="14.111cm" svg:x2="4.958cm" svg:y2="14.111cm">
                <text:p/>
              </draw:line>
              <draw:line draw:style-name="gr158" draw:text-style-name="P14" draw:layer="layout" svg:x1="5.138cm" svg:y1="14.334cm" svg:x2="5.138cm" svg:y2="14.304cm">
                <text:p/>
              </draw:line>
              <draw:line draw:style-name="gr159" draw:text-style-name="P14" draw:layer="layout" svg:x1="5.138cm" svg:y1="13.932cm" svg:x2="5.138cm" svg:y2="13.902cm">
                <text:p/>
              </draw:line>
            </draw:g>
          </draw:g>
          <draw:frame draw:style-name="gr41" draw:text-style-name="P6" draw:layer="layout" svg:width="3.046cm" svg:height="0.637cm" svg:x="5.5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60" draw:text-style-name="P14" draw:layer="layout" svg:width="0.599cm" svg:height="0.599cm" svg:x="7.043cm" svg:y="19.276cm" svg:viewBox="0 0 600 600" svg:d="M600 300c0-165-135-300-301-300-165 0-299 135-299 300 0 166 134 300 299 300 166 0 301-134 301-300z">
              <text:p/>
            </draw:path>
            <draw:g>
              <draw:path draw:style-name="gr161" draw:text-style-name="P14" draw:layer="layout" svg:width="0.431cm" svg:height="0.431cm" svg:x="7.127cm" svg:y="19.36cm" svg:viewBox="0 0 432 432" svg:d="M432 216c0-119-97-216-216-216s-216 97-216 216c0 120 97 216 216 216s216-96 216-216z">
                <text:p/>
              </draw:path>
              <draw:line draw:style-name="gr162" draw:text-style-name="P14" draw:layer="layout" svg:x1="7.523cm" svg:y1="19.569cm" svg:x2="7.553cm" svg:y2="19.569cm">
                <text:p/>
              </draw:line>
              <draw:polyline draw:style-name="gr163" draw:text-style-name="P14" draw:layer="layout" svg:width="0.122cm" svg:height="0.238cm" svg:x="7.34cm" svg:y="19.39cm" svg:viewBox="0 0 123 239" draw:points="63,0 0,186 123,239">
                <text:p/>
              </draw:polyline>
              <draw:line draw:style-name="gr164" draw:text-style-name="P14" draw:layer="layout" svg:x1="7.133cm" svg:y1="19.569cm" svg:x2="7.163cm" svg:y2="19.569cm">
                <text:p/>
              </draw:line>
              <draw:line draw:style-name="gr165" draw:text-style-name="P14" draw:layer="layout" svg:x1="7.343cm" svg:y1="19.792cm" svg:x2="7.343cm" svg:y2="19.762cm">
                <text:p/>
              </draw:line>
              <draw:line draw:style-name="gr166" draw:text-style-name="P14" draw:layer="layout" svg:x1="7.343cm" svg:y1="19.39cm" svg:x2="7.343cm" svg:y2="19.36cm">
                <text:p/>
              </draw:line>
            </draw:g>
          </draw:g>
          <draw:frame draw:style-name="gr41" draw:text-style-name="P6" draw:layer="layout" svg:width="3.046cm" svg:height="0.637cm" svg:x="7.711cm" svg:y="19.258cm">
            <draw:text-box>
              <text:p text:style-name="P10">15gg</text:p>
            </draw:text-box>
          </draw:frame>
        </draw:g>
        <draw:g>
          <draw:g draw:name="start-event-timer">
            <draw:path draw:style-name="gr167" draw:text-style-name="P14" draw:layer="layout" svg:width="0.599cm" svg:height="0.599cm" svg:x="14.567cm" svg:y="19.277cm" svg:viewBox="0 0 600 600" svg:d="M600 300c0-165-135-300-301-300-165 0-299 135-299 300 0 166 134 300 299 300 166 0 301-134 301-300z">
              <text:p/>
            </draw:path>
            <draw:g>
              <draw:path draw:style-name="gr168" draw:text-style-name="P14" draw:layer="layout" svg:width="0.431cm" svg:height="0.431cm" svg:x="14.651cm" svg:y="19.361cm" svg:viewBox="0 0 432 432" svg:d="M432 216c0-119-97-216-216-216s-216 97-216 216c0 120 97 216 216 216s216-96 216-216z">
                <text:p/>
              </draw:path>
              <draw:line draw:style-name="gr169" draw:text-style-name="P14" draw:layer="layout" svg:x1="15.047cm" svg:y1="19.57cm" svg:x2="15.077cm" svg:y2="19.57cm">
                <text:p/>
              </draw:line>
              <draw:polyline draw:style-name="gr170" draw:text-style-name="P14" draw:layer="layout" svg:width="0.122cm" svg:height="0.238cm" svg:x="14.864cm" svg:y="19.391cm" svg:viewBox="0 0 123 239" draw:points="63,0 0,186 123,239">
                <text:p/>
              </draw:polyline>
              <draw:line draw:style-name="gr171" draw:text-style-name="P14" draw:layer="layout" svg:x1="14.657cm" svg:y1="19.57cm" svg:x2="14.687cm" svg:y2="19.57cm">
                <text:p/>
              </draw:line>
              <draw:line draw:style-name="gr172" draw:text-style-name="P14" draw:layer="layout" svg:x1="14.867cm" svg:y1="19.793cm" svg:x2="14.867cm" svg:y2="19.763cm">
                <text:p/>
              </draw:line>
              <draw:line draw:style-name="gr173" draw:text-style-name="P14" draw:layer="layout" svg:x1="14.867cm" svg:y1="19.391cm" svg:x2="14.867cm" svg:y2="19.361cm">
                <text:p/>
              </draw:line>
            </draw:g>
          </draw:g>
          <draw:frame draw:style-name="gr174" draw:text-style-name="P10" draw:layer="layout" svg:width="0.865cm" svg:height="0.637cm" svg:x="15.235cm" svg:y="19.259cm">
            <draw:text-box>
              <text:p text:style-name="P10">4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0" draw:text-style-name="P14" draw:layer="layout" svg:x1="6.454cm" svg:y1="28.282cm" svg:x2="6.484cm" svg:y2="28.282cm">
                <text:p/>
              </draw:line>
              <draw:polyline draw:style-name="gr18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2" draw:text-style-name="P14" draw:layer="layout" svg:x1="6.064cm" svg:y1="28.282cm" svg:x2="6.094cm" svg:y2="28.282cm">
                <text:p/>
              </draw:line>
              <draw:line draw:style-name="gr183" draw:text-style-name="P14" draw:layer="layout" svg:x1="6.274cm" svg:y1="28.505cm" svg:x2="6.274cm" svg:y2="28.475cm">
                <text:p/>
              </draw:line>
              <draw:line draw:style-name="gr18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1.4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6.307cm" svg:x2="14.425cm" svg:y2="20.15cm" draw:start-shape="id73" draw:start-glue-point="7" draw:end-shape="id75" draw:end-glue-point="0" svg:d="M12025 16307h2400v3843" svg:viewBox="0 0 2401 3844">
          <text:p/>
        </draw:connector>
        <draw:connector draw:style-name="gr11" draw:layer="layout" svg:x1="11.725cm" svg:y1="16.607cm" svg:x2="11.725cm" svg:y2="16.987cm" draw:start-shape="id73" draw:start-glue-point="6" draw:end-shape="id81" draw:end-glue-point="0" svg:d="M11725 16607v380" svg:viewBox="0 0 1 381">
          <text:p/>
        </draw:connector>
        <draw:frame draw:style-name="gr136" draw:text-style-name="P6" draw:layer="layout" svg:width="2.724cm" svg:height="0.637cm" svg:x="12.0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xml:id="id82" draw:id="id82" draw:layer="layout" svg:width="1.9cm" svg:height="1.825cm" svg:x="17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8.727cm" svg:y1="15.26cm" svg:x2="17.6cm" svg:y2="15.261cm" draw:start-shape="id68" draw:start-glue-point="1" draw:end-shape="id82" draw:end-glue-point="3" svg:d="M8727 15260h4437v1h4436" svg:viewBox="0 0 8874 2">
          <text:p/>
        </draw:connector>
        <draw:g>
          <draw:g draw:name="start-event-timer">
            <draw:path draw:style-name="gr186" draw:text-style-name="P14" draw:layer="layout" svg:width="0.599cm" svg:height="0.599cm" svg:x="17.06cm" svg:y="19.278cm" svg:viewBox="0 0 600 600" svg:d="M600 300c0-165-135-300-301-300-165 0-299 135-299 300 0 166 134 300 299 300 166 0 301-134 301-300z">
              <text:p/>
            </draw:path>
            <draw:g>
              <draw:path draw:style-name="gr187" draw:text-style-name="P14" draw:layer="layout" svg:width="0.431cm" svg:height="0.431cm" svg:x="17.144cm" svg:y="19.362cm" svg:viewBox="0 0 432 432" svg:d="M432 216c0-119-97-216-216-216s-216 97-216 216c0 120 97 216 216 216s216-96 216-216z">
                <text:p/>
              </draw:path>
              <draw:line draw:style-name="gr188" draw:text-style-name="P14" draw:layer="layout" svg:x1="17.54cm" svg:y1="19.571cm" svg:x2="17.57cm" svg:y2="19.571cm">
                <text:p/>
              </draw:line>
              <draw:polyline draw:style-name="gr189" draw:text-style-name="P14" draw:layer="layout" svg:width="0.122cm" svg:height="0.238cm" svg:x="17.357cm" svg:y="19.392cm" svg:viewBox="0 0 123 239" draw:points="63,0 0,186 123,239">
                <text:p/>
              </draw:polyline>
              <draw:line draw:style-name="gr190" draw:text-style-name="P14" draw:layer="layout" svg:x1="17.15cm" svg:y1="19.571cm" svg:x2="17.18cm" svg:y2="19.571cm">
                <text:p/>
              </draw:line>
              <draw:line draw:style-name="gr191" draw:text-style-name="P14" draw:layer="layout" svg:x1="17.36cm" svg:y1="19.794cm" svg:x2="17.36cm" svg:y2="19.764cm">
                <text:p/>
              </draw:line>
              <draw:line draw:style-name="gr192" draw:text-style-name="P14" draw:layer="layout" svg:x1="17.36cm" svg:y1="19.392cm" svg:x2="17.36cm" svg:y2="19.362cm">
                <text:p/>
              </draw:line>
            </draw:g>
          </draw:g>
          <draw:frame draw:style-name="gr174" draw:text-style-name="P10" draw:layer="layout" svg:width="0.865cm" svg:height="0.637cm" svg:x="17.728cm" svg:y="19.26cm">
            <draw:text-box>
              <text:p text:style-name="P10">Subito</text:p>
            </draw:text-box>
          </draw:frame>
        </draw:g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93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94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95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96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97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98" draw:text-style-name="P14" draw:layer="layout" svg:x1="6.454cm" svg:y1="28.282cm" svg:x2="6.484cm" svg:y2="28.282cm">
                <text:p/>
              </draw:line>
              <draw:polyline draw:style-name="gr199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00" draw:text-style-name="P14" draw:layer="layout" svg:x1="6.064cm" svg:y1="28.282cm" svg:x2="6.094cm" svg:y2="28.282cm">
                <text:p/>
              </draw:line>
              <draw:line draw:style-name="gr201" draw:text-style-name="P14" draw:layer="layout" svg:x1="6.274cm" svg:y1="28.505cm" svg:x2="6.274cm" svg:y2="28.475cm">
                <text:p/>
              </draw:line>
              <draw:line draw:style-name="gr202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87" draw:id="id8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83" draw:id="id8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84" draw:id="id8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86" draw:id="id8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85" draw:id="id8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38cm" svg:y1="14.102cm" svg:x2="7.038cm" svg:y2="14.546cm" draw:start-shape="id83" draw:start-glue-point="6" draw:end-shape="id84" draw:end-glue-point="0" svg:d="M7038 14102v444" svg:viewBox="0 0 1 445">
            <text:p/>
          </draw:connector>
          <draw:connector draw:style-name="gr11" draw:layer="layout" svg:x1="7.038cm" svg:y1="15.459cm" svg:x2="7.038cm" svg:y2="15.846cm" draw:start-shape="id84" draw:start-glue-point="2" draw:end-shape="id85" draw:end-glue-point="4" svg:d="M7038 15459v387" svg:viewBox="0 0 1 388">
            <text:p/>
          </draw:connector>
          <draw:connector draw:style-name="gr11" draw:layer="layout" svg:x1="7.338cm" svg:y1="13.802cm" svg:x2="13.938cm" svg:y2="14.546cm" draw:start-shape="id83" draw:start-glue-point="7" draw:end-shape="id86" draw:end-glue-point="0" svg:d="M7338 13802h6600v744" svg:viewBox="0 0 6601 745">
            <text:p/>
          </draw:connector>
          <draw:connector draw:style-name="gr11" draw:layer="layout" svg:x1="13.938cm" svg:y1="15.459cm" svg:x2="7.338cm" svg:y2="16.146cm" draw:start-shape="id86" draw:start-glue-point="2" draw:end-shape="id85" draw:end-glue-point="10" svg:d="M13938 15459v687h-6600" svg:viewBox="0 0 6601 688">
            <text:p/>
          </draw:connector>
          <draw:custom-shape draw:style-name="gr10" xml:id="id94" draw:id="id9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3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88" draw:id="id8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9.206cm" svg:x2="7.038cm" svg:y2="9.483cm" draw:start-shape="id87" draw:start-glue-point="8" draw:end-shape="id88" draw:end-glue-point="0" svg:d="M7038 9206v277" svg:viewBox="0 0 1 278">
            <text:p/>
          </draw:connector>
          <draw:custom-shape draw:style-name="gr7" draw:text-style-name="P7" xml:id="id90" draw:id="id9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89" draw:id="id8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91" draw:id="id9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0.04cm" svg:x2="7.039cm" svg:y2="10.399cm" draw:start-shape="id88" draw:start-glue-point="2" draw:end-shape="id89" draw:end-glue-point="4" svg:d="M7038 10040v179h1v180" svg:viewBox="0 0 2 360">
            <text:p/>
          </draw:connector>
          <draw:connector draw:style-name="gr11" draw:layer="layout" svg:x1="7.039cm" svg:y1="10.999cm" svg:x2="7.038cm" svg:y2="11.575cm" draw:start-shape="id89" draw:start-glue-point="6" draw:end-shape="id90" draw:end-glue-point="0" svg:d="M7039 10999v288h-1v288" svg:viewBox="0 0 2 577">
            <text:p/>
          </draw:connector>
          <draw:connector draw:style-name="gr11" draw:layer="layout" svg:x1="7.339cm" svg:y1="10.699cm" svg:x2="9.223cm" svg:y2="10.699cm" draw:start-shape="id89" draw:start-glue-point="7" draw:end-shape="id91" draw:end-glue-point="3" svg:d="M7339 10699h1884" svg:viewBox="0 0 1885 1">
            <text:p/>
          </draw:connector>
          <draw:connector draw:style-name="gr11" draw:layer="layout" svg:x1="7.038cm" svg:y1="12.132cm" svg:x2="7.038cm" svg:y2="12.556cm" draw:start-shape="id90" draw:start-glue-point="2" draw:end-shape="id92" draw:end-glue-point="0" svg:d="M7038 12132v424" svg:viewBox="0 0 1 425">
            <text:p/>
          </draw:connector>
          <draw:connector draw:style-name="gr11" draw:layer="layout" svg:x1="13.223cm" svg:y1="10.699cm" svg:x2="13.742cm" svg:y2="10.699cm" draw:start-shape="id91" draw:start-glue-point="1" draw:end-shape="id93" draw:end-glue-point="5" svg:d="M13223 10699h519" svg:viewBox="0 0 520 1">
            <text:p/>
          </draw:connector>
          <draw:custom-shape draw:style-name="gr6" xml:id="id93" draw:id="id9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2cm" svg:y1="10.399cm" svg:x2="9.038cm" svg:y2="9.761cm" draw:start-shape="id93" draw:start-glue-point="4" draw:end-shape="id88" draw:end-glue-point="1" svg:d="M14042 10399v-638h-5004" svg:viewBox="0 0 5005 639">
            <text:p/>
          </draw:connector>
          <draw:frame draw:style-name="gr204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gr11" draw:layer="layout" svg:x1="14.042cm" svg:y1="10.999cm" svg:x2="14.042cm" svg:y2="11.557cm" draw:start-shape="id93" draw:start-glue-point="6" draw:end-shape="id94" draw:end-glue-point="4" svg:d="M14042 10999v558" svg:viewBox="0 0 1 559">
            <text:p/>
          </draw:connector>
          <draw:frame draw:style-name="gr17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92" draw:id="id9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3.113cm" svg:x2="7.038cm" svg:y2="13.502cm" draw:start-shape="id92" draw:start-glue-point="2" draw:end-shape="id83" draw:end-glue-point="4" svg:d="M7038 13113v389" svg:viewBox="0 0 1 390">
            <text:p/>
          </draw:connector>
          <draw:frame draw:style-name="gr17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205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206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207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208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209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210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99" draw:id="id9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5" draw:id="id9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6" draw:id="id9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8" draw:id="id9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97" draw:id="id9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4.096cm" svg:x2="7.05cm" svg:y2="14.54cm" draw:start-shape="id95" draw:start-glue-point="6" draw:end-shape="id96" draw:end-glue-point="0" svg:d="M7050 14096v444" svg:viewBox="0 0 1 445">
            <text:p/>
          </draw:connector>
          <draw:connector draw:style-name="gr11" draw:layer="layout" svg:x1="7.05cm" svg:y1="15.453cm" svg:x2="7.05cm" svg:y2="15.84cm" draw:start-shape="id96" draw:start-glue-point="2" draw:end-shape="id97" draw:end-glue-point="4" svg:d="M7050 15453v387" svg:viewBox="0 0 1 388">
            <text:p/>
          </draw:connector>
          <draw:connector draw:style-name="gr11" draw:layer="layout" svg:x1="7.35cm" svg:y1="13.796cm" svg:x2="13.95cm" svg:y2="14.54cm" draw:start-shape="id95" draw:start-glue-point="7" draw:end-shape="id98" draw:end-glue-point="0" svg:d="M7350 13796h6600v744" svg:viewBox="0 0 6601 745">
            <text:p/>
          </draw:connector>
          <draw:connector draw:style-name="gr11" draw:layer="layout" svg:x1="13.95cm" svg:y1="15.453cm" svg:x2="7.35cm" svg:y2="16.14cm" draw:start-shape="id98" draw:start-glue-point="2" draw:end-shape="id97" draw:end-glue-point="10" svg:d="M13950 15453v687h-6600" svg:viewBox="0 0 6601 688">
            <text:p/>
          </draw:connector>
          <draw:custom-shape draw:style-name="gr10" xml:id="id106" draw:id="id10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1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00" draw:id="id10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99" draw:start-glue-point="8" draw:end-shape="id100" draw:end-glue-point="0" svg:d="M7050 9200v277" svg:viewBox="0 0 1 278">
            <text:p/>
          </draw:connector>
          <draw:custom-shape draw:style-name="gr7" draw:text-style-name="P7" xml:id="id102" draw:id="id10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01" draw:id="id10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3" draw:id="id10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00" draw:start-glue-point="2" draw:end-shape="id101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01" draw:start-glue-point="6" draw:end-shape="id102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01" draw:start-glue-point="7" draw:end-shape="id103" draw:end-glue-point="3" svg:d="M7351 10693h1884" svg:viewBox="0 0 1885 1">
            <text:p/>
          </draw:connector>
          <draw:connector draw:style-name="gr11" draw:layer="layout" svg:x1="7.05cm" svg:y1="12.126cm" svg:x2="7.05cm" svg:y2="12.55cm" draw:start-shape="id102" draw:start-glue-point="2" draw:end-shape="id104" draw:end-glue-point="0" svg:d="M7050 12126v424" svg:viewBox="0 0 1 425">
            <text:p/>
          </draw:connector>
          <draw:connector draw:style-name="gr11" draw:layer="layout" svg:x1="13.235cm" svg:y1="10.693cm" svg:x2="13.754cm" svg:y2="10.693cm" draw:start-shape="id103" draw:start-glue-point="1" draw:end-shape="id105" draw:end-glue-point="5" svg:d="M13235 10693h519" svg:viewBox="0 0 520 1">
            <text:p/>
          </draw:connector>
          <draw:custom-shape draw:style-name="gr6" xml:id="id105" draw:id="id10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05" draw:start-glue-point="4" draw:end-shape="id100" draw:end-glue-point="1" svg:d="M14054 10393v-638h-5004" svg:viewBox="0 0 5005 639">
            <text:p/>
          </draw:connector>
          <draw:frame draw:style-name="gr212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05" draw:start-glue-point="6" draw:end-shape="id106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04" draw:id="id10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496cm" draw:start-shape="id104" draw:start-glue-point="2" draw:end-shape="id95" draw:end-glue-point="4" svg:d="M7050 13107v389" svg:viewBox="0 0 1 390">
            <text:p/>
          </draw:connector>
          <draw:frame draw:style-name="gr17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13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14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15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16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17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18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1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2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2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2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24" draw:text-style-name="P14" draw:layer="layout" svg:x1="6.454cm" svg:y1="28.282cm" svg:x2="6.484cm" svg:y2="28.282cm">
                <text:p/>
              </draw:line>
              <draw:polyline draw:style-name="gr22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26" draw:text-style-name="P14" draw:layer="layout" svg:x1="6.064cm" svg:y1="28.282cm" svg:x2="6.094cm" svg:y2="28.282cm">
                <text:p/>
              </draw:line>
              <draw:line draw:style-name="gr227" draw:text-style-name="P14" draw:layer="layout" svg:x1="6.274cm" svg:y1="28.505cm" svg:x2="6.274cm" svg:y2="28.475cm">
                <text:p/>
              </draw:line>
              <draw:line draw:style-name="gr22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16" draw:id="id11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7" draw:id="id10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9" draw:id="id10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13" draw:id="id11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11" draw:id="id11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12" draw:id="id11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10" draw:id="id11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5.556cm" svg:x2="9.235cm" svg:y2="17.284cm" draw:start-shape="id107" draw:start-glue-point="6" draw:end-shape="id108" draw:end-glue-point="3" svg:d="M7050 15556v1728h2185" svg:viewBox="0 0 2186 1729">
            <text:p/>
          </draw:connector>
          <draw:connector draw:style-name="gr11" draw:layer="layout" svg:x1="7.05cm" svg:y1="18.813cm" svg:x2="7.05cm" svg:y2="19.2cm" draw:start-shape="id109" draw:start-glue-point="2" draw:end-shape="id110" draw:end-glue-point="4" svg:d="M7050 18813v387" svg:viewBox="0 0 1 388">
            <text:p/>
          </draw:connector>
          <draw:connector draw:style-name="gr11" draw:layer="layout" svg:x1="7.35cm" svg:y1="15.256cm" svg:x2="9.235cm" svg:y2="15.256cm" draw:start-shape="id107" draw:start-glue-point="7" draw:end-shape="id111" draw:end-glue-point="3" svg:d="M7350 15256h1885" svg:viewBox="0 0 1886 1">
            <text:p/>
          </draw:connector>
          <draw:custom-shape draw:style-name="gr9" draw:text-style-name="P9" xml:id="id108" draw:id="id10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7.563cm" svg:x2="11.235cm" svg:y2="18.056cm" draw:start-shape="id108" draw:start-glue-point="2" draw:end-shape="id112" draw:end-glue-point="4" svg:d="M11235 17563v493" svg:viewBox="0 0 1 494">
            <text:p/>
          </draw:connector>
          <draw:connector draw:style-name="gr11" draw:layer="layout" svg:x1="11.535cm" svg:y1="18.356cm" svg:x2="11.95cm" svg:y2="18.356cm" draw:start-shape="id112" draw:start-glue-point="7" draw:end-shape="id113" draw:end-glue-point="3" svg:d="M11535 18356h415" svg:viewBox="0 0 416 1">
            <text:p/>
          </draw:connector>
          <draw:connector draw:style-name="gr11" draw:layer="layout" svg:x1="10.935cm" svg:y1="18.356cm" svg:x2="9.05cm" svg:y2="18.356cm" draw:start-shape="id112" draw:start-glue-point="5" draw:end-shape="id109" draw:end-glue-point="1" svg:d="M10935 18356h-1885" svg:viewBox="0 0 1886 1">
            <text:p/>
          </draw:connector>
          <draw:custom-shape draw:style-name="gr6" xml:id="id114" draw:id="id11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5.713cm" svg:x2="11.235cm" svg:y2="16.064cm" draw:start-shape="id111" draw:start-glue-point="2" draw:end-shape="id114" draw:end-glue-point="4" svg:d="M11235 15713v351" svg:viewBox="0 0 1 352">
            <text:p/>
          </draw:connector>
          <draw:connector draw:style-name="gr11" draw:layer="layout" svg:x1="11.235cm" svg:y1="16.664cm" svg:x2="11.235cm" svg:y2="17.006cm" draw:start-shape="id114" draw:start-glue-point="6" draw:end-shape="id108" draw:end-glue-point="0" svg:d="M11235 16664v342" svg:viewBox="0 0 1 343">
            <text:p/>
          </draw:connector>
          <draw:connector draw:style-name="gr11" draw:layer="layout" svg:x1="13.95cm" svg:y1="18.813cm" svg:x2="7.35cm" svg:y2="19.5cm" draw:start-shape="id113" draw:start-glue-point="2" draw:end-shape="id110" draw:end-glue-point="10" svg:d="M13950 18813v687h-6600" svg:viewBox="0 0 6601 688">
            <text:p/>
          </draw:connector>
          <draw:connector draw:style-name="gr11" draw:layer="layout" draw:line-skew="0.24cm" svg:x1="11.535cm" svg:y1="16.364cm" svg:x2="13.235cm" svg:y2="17.284cm" draw:start-shape="id114" draw:start-glue-point="7" draw:end-shape="id108" draw:end-glue-point="1" svg:d="M11535 16364h2165v920h-465" svg:viewBox="0 0 2166 921">
            <text:p/>
          </draw:connector>
          <draw:connector draw:style-name="gr11" draw:layer="layout" svg:x1="14cm" svg:y1="14.104cm" svg:x2="13.235cm" svg:y2="17.284cm" draw:start-shape="id115" draw:start-glue-point="6" draw:end-shape="id108" draw:end-glue-point="1" svg:d="M14000 14104v3180h-765" svg:viewBox="0 0 766 3181">
            <text:p/>
          </draw:connector>
          <draw:frame draw:style-name="gr12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22" draw:id="id12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9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7" draw:id="id11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16" draw:start-glue-point="8" draw:end-shape="id117" draw:end-glue-point="0" svg:d="M7050 9200v277" svg:viewBox="0 0 1 278">
            <text:p/>
          </draw:connector>
          <draw:custom-shape draw:style-name="gr7" draw:text-style-name="P7" xml:id="id119" draw:id="id11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8" draw:id="id11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20" draw:id="id12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17" draw:start-glue-point="2" draw:end-shape="id118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18" draw:start-glue-point="6" draw:end-shape="id119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18" draw:start-glue-point="7" draw:end-shape="id120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19" draw:start-glue-point="2" svg:d="M7050 12126v420" svg:viewBox="0 0 1 421">
            <text:p/>
          </draw:connector>
          <draw:connector draw:style-name="gr11" draw:layer="layout" svg:x1="13.235cm" svg:y1="10.693cm" svg:x2="13.754cm" svg:y2="10.693cm" draw:start-shape="id120" draw:start-glue-point="1" draw:end-shape="id121" draw:end-glue-point="5" svg:d="M13235 10693h519" svg:viewBox="0 0 520 1">
            <text:p/>
          </draw:connector>
          <draw:custom-shape draw:style-name="gr6" xml:id="id121" draw:id="id12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21" draw:start-glue-point="4" draw:end-shape="id117" draw:end-glue-point="1" svg:d="M14054 10393v-638h-5004" svg:viewBox="0 0 5005 639">
            <text:p/>
          </draw:connector>
          <draw:frame draw:style-name="gr230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21" draw:start-glue-point="6" draw:end-shape="id122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23" draw:id="id12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504cm" draw:start-shape="id123" draw:start-glue-point="2" draw:end-shape="id124" draw:end-glue-point="4" svg:d="M7050 13107v397" svg:viewBox="0 0 1 398">
            <text:p/>
          </draw:connector>
          <draw:custom-shape draw:style-name="gr6" xml:id="id124" draw:id="id12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25" draw:id="id12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104cm" svg:x2="7.05cm" svg:y2="14.956cm" draw:start-shape="id124" draw:start-glue-point="6" draw:end-shape="id107" draw:end-glue-point="4" svg:d="M7050 14104v852" svg:viewBox="0 0 1 853">
            <text:p/>
          </draw:connector>
          <draw:connector draw:style-name="gr11" draw:layer="layout" svg:x1="7.35cm" svg:y1="13.804cm" svg:x2="9.235cm" svg:y2="13.804cm" draw:start-shape="id124" draw:start-glue-point="7" draw:end-shape="id125" draw:end-glue-point="3" svg:d="M7350 13804h1885" svg:viewBox="0 0 1886 1">
            <text:p/>
          </draw:connector>
          <draw:custom-shape draw:style-name="gr6" xml:id="id115" draw:id="id11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3.804cm" svg:x2="13.7cm" svg:y2="13.804cm" draw:start-shape="id125" draw:start-glue-point="1" draw:end-shape="id115" draw:end-glue-point="5" svg:d="M13235 13804h465" svg:viewBox="0 0 466 1">
            <text:p/>
          </draw:connector>
          <draw:frame draw:style-name="gr231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gr11" draw:layer="layout" svg:x1="14cm" svg:y1="13.504cm" svg:x2="9.05cm" svg:y2="12.828cm" draw:start-shape="id115" draw:start-glue-point="4" draw:end-shape="id123" draw:end-glue-point="1" svg:d="M14000 13504v-676h-4950" svg:viewBox="0 0 4951 677">
            <text:p/>
          </draw:connector>
          <draw:frame draw:style-name="gr18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32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33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34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35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36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37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38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39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40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41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42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43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44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45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46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47" draw:text-style-name="P14" draw:layer="layout" svg:x1="4.045cm" svg:y1="11.311cm" svg:x2="4.075cm" svg:y2="11.311cm">
                <text:p/>
              </draw:line>
              <draw:polyline draw:style-name="gr248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49" draw:text-style-name="P14" draw:layer="layout" svg:x1="3.655cm" svg:y1="11.311cm" svg:x2="3.685cm" svg:y2="11.311cm">
                <text:p/>
              </draw:line>
              <draw:line draw:style-name="gr250" draw:text-style-name="P14" draw:layer="layout" svg:x1="3.865cm" svg:y1="11.534cm" svg:x2="3.865cm" svg:y2="11.504cm">
                <text:p/>
              </draw:line>
              <draw:line draw:style-name="gr251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52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253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254" draw:text-style-name="P14" draw:layer="layout" svg:x1="4.045cm" svg:y1="18.331cm" svg:x2="4.075cm" svg:y2="18.331cm">
                <text:p/>
              </draw:line>
              <draw:polyline draw:style-name="gr255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256" draw:text-style-name="P14" draw:layer="layout" svg:x1="3.655cm" svg:y1="18.331cm" svg:x2="3.685cm" svg:y2="18.331cm">
                <text:p/>
              </draw:line>
              <draw:line draw:style-name="gr257" draw:text-style-name="P14" draw:layer="layout" svg:x1="3.865cm" svg:y1="18.554cm" svg:x2="3.865cm" svg:y2="18.524cm">
                <text:p/>
              </draw:line>
              <draw:line draw:style-name="gr258" draw:text-style-name="P14" draw:layer="layout" svg:x1="3.865cm" svg:y1="18.152cm" svg:x2="3.865cm" svg:y2="18.122cm">
                <text:p/>
              </draw:line>
            </draw:g>
          </draw:g>
          <draw:frame draw:style-name="gr41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5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6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6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64" draw:text-style-name="P14" draw:layer="layout" svg:x1="6.454cm" svg:y1="28.282cm" svg:x2="6.484cm" svg:y2="28.282cm">
                <text:p/>
              </draw:line>
              <draw:polyline draw:style-name="gr26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66" draw:text-style-name="P14" draw:layer="layout" svg:x1="6.064cm" svg:y1="28.282cm" svg:x2="6.094cm" svg:y2="28.282cm">
                <text:p/>
              </draw:line>
              <draw:line draw:style-name="gr267" draw:text-style-name="P14" draw:layer="layout" svg:x1="6.274cm" svg:y1="28.505cm" svg:x2="6.274cm" svg:y2="28.475cm">
                <text:p/>
              </draw:line>
              <draw:line draw:style-name="gr26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6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7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7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7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7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74" draw:text-style-name="P14" draw:layer="layout" svg:x1="6.454cm" svg:y1="28.282cm" svg:x2="6.484cm" svg:y2="28.282cm">
                <text:p/>
              </draw:line>
              <draw:polyline draw:style-name="gr27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76" draw:text-style-name="P14" draw:layer="layout" svg:x1="6.064cm" svg:y1="28.282cm" svg:x2="6.094cm" svg:y2="28.282cm">
                <text:p/>
              </draw:line>
              <draw:line draw:style-name="gr277" draw:text-style-name="P14" draw:layer="layout" svg:x1="6.274cm" svg:y1="28.505cm" svg:x2="6.274cm" svg:y2="28.475cm">
                <text:p/>
              </draw:line>
              <draw:line draw:style-name="gr27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4" xml:id="id131" draw:id="id131" draw:layer="layout" svg:width="0.6cm" svg:height="0.6cm" svg:x="9.043cm" svg:y="8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xml:id="id126" draw:id="id126" draw:layer="layout" svg:width="0.6cm" svg:height="0.6cm" svg:x="9.043cm" svg:y="14.9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127" draw:id="id127" draw:layer="layout" svg:width="4cm" svg:height="0.913cm" svg:x="7.343cm" svg:y="16.006cm">
          <text:p text:style-name="P6">OC: Parere favorevole</text:p>
          <text:p text:style-name="P6"><text:span text:style-name="T1">CS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29" draw:id="id129" draw:layer="layout" svg:width="4cm" svg:height="0.913cm" svg:x="14.243cm" svg:y="16.006cm">
          <text:p text:style-name="P6">OC: Parere contrario<text:line-break/><text:span text:style-name="T1">CS90_CON</text:span></text:p>
          <draw:enhanced-geometry svg:viewBox="0 0 21600 21600" draw:type="rectangle" draw:enhanced-path="M 0 0 L 21600 0 21600 21600 0 21600 0 0 Z N"/>
        </draw:custom-shape>
        <draw:custom-shape draw:style-name="gr10" xml:id="id128" draw:id="id128" draw:layer="layout" svg:width="0.6cm" svg:height="0.6cm" svg:x="9.04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343cm" svg:y1="15.562cm" svg:x2="9.343cm" svg:y2="16.006cm" draw:start-shape="id126" draw:start-glue-point="6" draw:end-shape="id127" draw:end-glue-point="0" svg:d="M9343 15562v444" svg:viewBox="0 0 1 445">
          <text:p/>
        </draw:connector>
        <draw:connector draw:style-name="gr11" draw:layer="layout" svg:x1="9.343cm" svg:y1="16.919cm" svg:x2="9.343cm" svg:y2="17.306cm" draw:start-shape="id127" draw:start-glue-point="2" draw:end-shape="id128" draw:end-glue-point="4" svg:d="M9343 16919v387" svg:viewBox="0 0 1 388">
          <text:p/>
        </draw:connector>
        <draw:connector draw:style-name="gr11" draw:layer="layout" svg:x1="9.643cm" svg:y1="15.262cm" svg:x2="16.243cm" svg:y2="16.006cm" draw:start-shape="id126" draw:start-glue-point="7" draw:end-shape="id129" draw:end-glue-point="0" svg:d="M9643 15262h6600v744" svg:viewBox="0 0 6601 745">
          <text:p/>
        </draw:connector>
        <draw:connector draw:style-name="gr11" draw:layer="layout" svg:x1="16.243cm" svg:y1="16.919cm" svg:x2="9.643cm" svg:y2="17.606cm" draw:start-shape="id129" draw:start-glue-point="2" draw:end-shape="id128" draw:end-glue-point="10" svg:d="M16243 16919v687h-6600" svg:viewBox="0 0 6601 688">
          <text:p/>
        </draw:connector>
        <draw:connector draw:style-name="gr11" draw:layer="layout" svg:x1="16.293cm" svg:y1="14.11cm" svg:x2="9.343cm" svg:y2="14.962cm" draw:start-shape="id130" draw:start-glue-point="6" draw:end-shape="id126" draw:end-glue-point="4" svg:d="M16293 14110v427h-6950v425" svg:viewBox="0 0 6951 853">
          <text:p/>
        </draw:connector>
        <draw:custom-shape draw:style-name="gr10" xml:id="id138" draw:id="id138" draw:layer="layout" svg:width="0.6cm" svg:height="0.6cm" svg:x="16.047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9" draw:text-style-name="P10" draw:layer="layout" svg:width="2.196cm" svg:height="0.637cm" svg:x="16.447cm" svg:y="10.856cm">
          <draw:text-box>
            <text:p text:style-name="P10">Archiviazione</text:p>
          </draw:text-box>
        </draw:frame>
        <draw:custom-shape draw:style-name="gr5" draw:text-style-name="P5" xml:id="id132" draw:id="id132" draw:layer="layout" svg:width="4cm" svg:height="0.557cm" svg:x="7.343cm" svg:y="9.483cm">
          <text:p text:style-name="P4"><text:span text:style-name="T4">OC: Verifica formal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9.206cm" svg:x2="9.343cm" svg:y2="9.483cm" draw:start-shape="id131" draw:start-glue-point="8" draw:end-shape="id132" draw:end-glue-point="0" svg:d="M9343 9206v277" svg:viewBox="0 0 1 278">
          <text:p/>
        </draw:connector>
        <draw:custom-shape draw:style-name="gr7" draw:text-style-name="P7" xml:id="id134" draw:id="id134" draw:layer="layout" svg:width="4cm" svg:height="0.557cm" svg:x="7.343cm" svg:y="11.575cm">
          <text:p text:style-name="P6">RC: Assegnazione AC</text:p>
          <draw:enhanced-geometry svg:viewBox="0 0 21600 21600" draw:type="rectangle" draw:enhanced-path="M 0 0 L 21600 0 21600 21600 0 21600 0 0 Z N"/>
        </draw:custom-shape>
        <draw:custom-shape draw:style-name="gr6" xml:id="id133" draw:id="id133" draw:layer="layout" svg:width="0.6cm" svg:height="0.6cm" svg:x="9.044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135" draw:id="id135" draw:layer="layout" svg:width="4cm" svg:height="0.913cm" svg:x="11.528cm" svg:y="10.243cm">
          <text:p text:style-name="P6">OC: Rich. regol. formale<text:line-break/><text:span text:style-name="T1">CS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0.04cm" svg:x2="9.344cm" svg:y2="10.399cm" draw:start-shape="id132" draw:start-glue-point="2" draw:end-shape="id133" draw:end-glue-point="4" svg:d="M9343 10040v179h1v180" svg:viewBox="0 0 2 360">
          <text:p/>
        </draw:connector>
        <draw:connector draw:style-name="gr11" draw:layer="layout" svg:x1="9.344cm" svg:y1="10.999cm" svg:x2="9.343cm" svg:y2="11.575cm" draw:start-shape="id133" draw:start-glue-point="6" draw:end-shape="id134" draw:end-glue-point="0" svg:d="M9344 10999v288h-1v288" svg:viewBox="0 0 2 577">
          <text:p/>
        </draw:connector>
        <draw:connector draw:style-name="gr11" draw:layer="layout" svg:x1="9.644cm" svg:y1="10.699cm" svg:x2="11.528cm" svg:y2="10.699cm" draw:start-shape="id133" draw:start-glue-point="7" draw:end-shape="id135" draw:end-glue-point="3" svg:d="M9644 10699h1884" svg:viewBox="0 0 1885 1">
          <text:p/>
        </draw:connector>
        <draw:connector draw:style-name="gr11" draw:layer="layout" svg:x1="9.343cm" svg:y1="12.132cm" svg:x2="9.343cm" svg:y2="12.556cm" draw:start-shape="id134" draw:start-glue-point="2" draw:end-shape="id136" draw:end-glue-point="0" svg:d="M9343 12132v424" svg:viewBox="0 0 1 425">
          <text:p/>
        </draw:connector>
        <draw:connector draw:style-name="gr11" draw:layer="layout" svg:x1="15.528cm" svg:y1="10.699cm" svg:x2="16.047cm" svg:y2="10.699cm" draw:start-shape="id135" draw:start-glue-point="1" draw:end-shape="id137" draw:end-glue-point="5" svg:d="M15528 10699h519" svg:viewBox="0 0 520 1">
          <text:p/>
        </draw:connector>
        <draw:custom-shape draw:style-name="gr6" xml:id="id137" draw:id="id137" draw:layer="layout" svg:width="0.6cm" svg:height="0.6cm" svg:x="16.047cm" svg:y="10.3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347cm" svg:y1="10.399cm" svg:x2="11.343cm" svg:y2="9.761cm" draw:start-shape="id137" draw:start-glue-point="4" draw:end-shape="id132" draw:end-glue-point="1" svg:d="M16347 10399v-638h-5004" svg:viewBox="0 0 5005 639">
          <text:p/>
        </draw:connector>
        <draw:frame draw:style-name="gr280" draw:text-style-name="P10" draw:layer="layout" svg:width="3.046cm" svg:height="0.637cm" svg:x="16.447cm" svg:y="9.856cm">
          <draw:text-box>
            <text:p text:style-name="P10">Regolarizzazione <text:span text:style-name="T7">≤</text:span>10gg</text:p>
          </draw:text-box>
        </draw:frame>
        <draw:frame draw:style-name="gr16" draw:text-style-name="P6" draw:layer="layout" svg:width="1.75cm" svg:height="0.637cm" svg:x="9.646cm" svg:y="10.166cm">
          <draw:text-box>
            <text:p text:style-name="P11">[1] Irregolare</text:p>
          </draw:text-box>
        </draw:frame>
        <draw:connector draw:style-name="gr11" draw:layer="layout" svg:x1="16.347cm" svg:y1="10.999cm" svg:x2="16.347cm" svg:y2="11.557cm" draw:start-shape="id137" draw:start-glue-point="6" draw:end-shape="id138" draw:end-glue-point="4" svg:d="M16347 10999v558" svg:viewBox="0 0 1 559">
          <text:p/>
        </draw:connector>
        <draw:frame draw:style-name="gr17" draw:text-style-name="P6" draw:layer="layout" svg:width="0.467cm" svg:height="0.637cm" svg:x="8.753cm" svg:y="10.792cm">
          <draw:text-box>
            <text:p>Ok</text:p>
          </draw:text-box>
        </draw:frame>
        <draw:custom-shape draw:style-name="gr5" draw:text-style-name="P5" xml:id="id136" draw:id="id136" draw:layer="layout" svg:width="4cm" svg:height="0.557cm" svg:x="7.343cm" svg:y="12.556cm">
          <text:p text:style-name="P4"><text:span text:style-name="T4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3.113cm" svg:x2="9.343cm" svg:y2="13.51cm" draw:start-shape="id136" draw:start-glue-point="2" draw:end-shape="id139" draw:end-glue-point="4" svg:d="M9343 13113v397" svg:viewBox="0 0 1 398">
          <text:p/>
        </draw:connector>
        <draw:custom-shape draw:style-name="gr6" xml:id="id139" draw:id="id139" draw:layer="layout" svg:width="0.6cm" svg:height="0.6cm" svg:x="9.04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40" draw:id="id140" draw:layer="layout" svg:width="4cm" svg:height="0.913cm" svg:x="11.528cm" svg:y="13.354cm">
          <text:p text:style-name="P6">OC: Richiesta integrazioni<text:line-break/><text:span text:style-name="T1">CS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343cm" svg:y1="14.11cm" svg:x2="9.343cm" svg:y2="14.962cm" draw:start-shape="id139" draw:start-glue-point="6" draw:end-shape="id126" draw:end-glue-point="4" svg:d="M9343 14110v852" svg:viewBox="0 0 1 853">
          <text:p/>
        </draw:connector>
        <draw:connector draw:style-name="gr11" draw:layer="layout" svg:x1="9.643cm" svg:y1="13.81cm" svg:x2="11.528cm" svg:y2="13.81cm" draw:start-shape="id139" draw:start-glue-point="7" draw:end-shape="id140" draw:end-glue-point="3" svg:d="M9643 13810h1885" svg:viewBox="0 0 1886 1">
          <text:p/>
        </draw:connector>
        <draw:custom-shape draw:style-name="gr6" xml:id="id130" draw:id="id130" draw:layer="layout" svg:width="0.6cm" svg:height="0.6cm" svg:x="15.993cm" svg:y="13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6" draw:layer="layout" svg:width="2.538cm" svg:height="0.637cm" svg:x="16.455cm" svg:y="13.042cm">
          <draw:text-box>
            <text:p><text:span text:style-name="T6">Integrazione </text:span><text:span text:style-name="T7">≤</text:span>30gg</text:p>
          </draw:text-box>
        </draw:frame>
        <draw:connector draw:style-name="gr11" draw:layer="layout" svg:x1="15.528cm" svg:y1="13.81cm" svg:x2="15.993cm" svg:y2="13.81cm" draw:start-shape="id140" draw:start-glue-point="1" draw:end-shape="id130" draw:end-glue-point="5" svg:d="M15528 13810h465" svg:viewBox="0 0 466 1">
          <text:p/>
        </draw:connector>
        <draw:frame draw:style-name="gr281" draw:text-style-name="P10" draw:layer="layout" svg:width="2.196cm" svg:height="0.637cm" svg:x="9.549cm" svg:y="13.265cm">
          <draw:text-box>
            <text:p text:style-name="P10">[1] Incompleta</text:p>
          </draw:text-box>
        </draw:frame>
        <draw:connector draw:style-name="gr11" draw:layer="layout" svg:x1="16.293cm" svg:y1="13.51cm" svg:x2="11.343cm" svg:y2="12.834cm" draw:start-shape="id130" draw:start-glue-point="4" draw:end-shape="id136" draw:end-glue-point="1" svg:d="M16293 13510v-676h-4950" svg:viewBox="0 0 4951 677">
          <text:p/>
        </draw:connector>
        <draw:frame draw:style-name="gr18" draw:text-style-name="P6" draw:layer="layout" svg:width="2.538cm" svg:height="0.637cm" svg:x="16.456cm" svg:y="13.943cm">
          <draw:text-box>
            <text:p>No integrazione</text:p>
          </draw:text-box>
        </draw:frame>
        <draw:frame draw:style-name="gr17" draw:text-style-name="P6" draw:layer="layout" svg:width="0.467cm" svg:height="0.637cm" svg:x="8.754cm" svg:y="15.393cm">
          <draw:text-box>
            <text:p>Ok</text:p>
          </draw:text-box>
        </draw:frame>
        <draw:g draw:name="start-event-message_12">
          <draw:path draw:style-name="gr282" draw:text-style-name="P12" draw:layer="layout" svg:width="0.599cm" svg:height="0.599cm" svg:x="16.494cm" svg:y="9.406cm" svg:viewBox="0 0 600 600" svg:d="M600 300c0-166-135-300-301-300-165 0-299 134-299 300s134 300 299 300c166 0 301-134 301-300z">
            <text:p/>
          </draw:path>
          <draw:custom-shape draw:style-name="gr283" draw:text-style-name="P13" draw:layer="layout" svg:width="0.36cm" svg:height="0.24cm" svg:x="16.614cm" svg:y="9.582cm">
            <text:p/>
            <draw:enhanced-geometry svg:viewBox="0 0 21600 21600" draw:type="rectangle" draw:enhanced-path="M 0 0 L 21600 0 21600 21600 0 21600 0 0 Z N"/>
          </draw:custom-shape>
          <draw:polygon draw:style-name="gr284" draw:text-style-name="P13" draw:layer="layout" svg:width="0.359cm" svg:height="0.089cm" svg:x="16.614cm" svg:y="9.582cm" svg:viewBox="0 0 360 90" draw:points="0,0 180,90 360,0">
            <text:p/>
          </draw:polygon>
        </draw:g>
        <draw:g draw:name="start-event-message_13">
          <draw:path draw:style-name="gr285" draw:text-style-name="P12" draw:layer="layout" svg:width="0.599cm" svg:height="0.599cm" svg:x="16.494cm" svg:y="12.606cm" svg:viewBox="0 0 600 600" svg:d="M600 300c0-166-135-300-301-300-165 0-299 134-299 300s134 300 299 300c166 0 301-134 301-300z">
            <text:p/>
          </draw:path>
          <draw:custom-shape draw:style-name="gr286" draw:text-style-name="P13" draw:layer="layout" svg:width="0.36cm" svg:height="0.24cm" svg:x="16.614cm" svg:y="12.782cm">
            <text:p/>
            <draw:enhanced-geometry svg:viewBox="0 0 21600 21600" draw:type="rectangle" draw:enhanced-path="M 0 0 L 21600 0 21600 21600 0 21600 0 0 Z N"/>
          </draw:custom-shape>
          <draw:polygon draw:style-name="gr287" draw:text-style-name="P13" draw:layer="layout" svg:width="0.359cm" svg:height="0.089cm" svg:x="16.614cm" svg:y="12.782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10.478cm" svg:y="8.45cm">
            <draw:text-box>
              <text:p>Istanza</text:p>
            </draw:text-box>
          </draw:frame>
          <draw:g draw:name="start-event-message_7">
            <draw:path draw:style-name="gr288" draw:text-style-name="P12" draw:layer="layout" svg:width="0.599cm" svg:height="0.599cm" svg:x="9.817cm" svg:y="8.45cm" svg:viewBox="0 0 600 600" svg:d="M600 300c0-166-135-300-301-300-165 0-299 134-299 300s134 300 299 300c166 0 301-134 301-300z">
              <text:p/>
            </draw:path>
            <draw:custom-shape draw:style-name="gr289" draw:text-style-name="P13" draw:layer="layout" svg:width="0.36cm" svg:height="0.24cm" svg:x="9.937cm" svg:y="8.626cm">
              <text:p/>
              <draw:enhanced-geometry svg:viewBox="0 0 21600 21600" draw:type="rectangle" draw:enhanced-path="M 0 0 L 21600 0 21600 21600 0 21600 0 0 Z N"/>
            </draw:custom-shape>
            <draw:polygon draw:style-name="gr290" draw:text-style-name="P13" draw:layer="layout" svg:width="0.359cm" svg:height="0.089cm" svg:x="9.937cm" svg:y="8.626cm" svg:viewBox="0 0 360 90" draw:points="0,0 180,90 360,0">
              <text:p/>
            </draw:polygon>
          </draw:g>
        </draw:g>
        <draw:g>
          <draw:g draw:name="start-event-timer">
            <draw:path draw:style-name="gr291" draw:text-style-name="P14" draw:layer="layout" svg:width="0.599cm" svg:height="0.599cm" svg:x="5.858cm" svg:y="11.024cm" svg:viewBox="0 0 600 600" svg:d="M600 300c0-165-135-300-301-300-165 0-299 135-299 300 0 166 134 300 299 300 166 0 301-134 301-300z">
              <text:p/>
            </draw:path>
            <draw:g>
              <draw:path draw:style-name="gr292" draw:text-style-name="P14" draw:layer="layout" svg:width="0.431cm" svg:height="0.431cm" svg:x="5.942cm" svg:y="11.108cm" svg:viewBox="0 0 432 432" svg:d="M432 216c0-119-97-216-216-216s-216 97-216 216c0 120 97 216 216 216s216-96 216-216z">
                <text:p/>
              </draw:path>
              <draw:line draw:style-name="gr293" draw:text-style-name="P14" draw:layer="layout" svg:x1="6.338cm" svg:y1="11.317cm" svg:x2="6.368cm" svg:y2="11.317cm">
                <text:p/>
              </draw:line>
              <draw:polyline draw:style-name="gr294" draw:text-style-name="P14" draw:layer="layout" svg:width="0.122cm" svg:height="0.238cm" svg:x="6.155cm" svg:y="11.138cm" svg:viewBox="0 0 123 239" draw:points="63,0 0,186 123,239">
                <text:p/>
              </draw:polyline>
              <draw:line draw:style-name="gr295" draw:text-style-name="P14" draw:layer="layout" svg:x1="5.948cm" svg:y1="11.317cm" svg:x2="5.978cm" svg:y2="11.317cm">
                <text:p/>
              </draw:line>
              <draw:line draw:style-name="gr296" draw:text-style-name="P14" draw:layer="layout" svg:x1="6.158cm" svg:y1="11.54cm" svg:x2="6.158cm" svg:y2="11.51cm">
                <text:p/>
              </draw:line>
              <draw:line draw:style-name="gr297" draw:text-style-name="P14" draw:layer="layout" svg:x1="6.158cm" svg:y1="11.138cm" svg:x2="6.158cm" svg:y2="11.108cm">
                <text:p/>
              </draw:line>
            </draw:g>
          </draw:g>
          <draw:frame draw:style-name="gr41" draw:text-style-name="P6" draw:layer="layout" svg:width="3.046cm" svg:height="0.637cm" svg:x="6.5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298" draw:text-style-name="P14" draw:layer="layout" svg:width="0.599cm" svg:height="0.599cm" svg:x="2.695cm" svg:y="17.109cm" svg:viewBox="0 0 600 600" svg:d="M600 300c0-165-135-300-301-300-165 0-299 135-299 300 0 166 134 300 299 300 166 0 301-134 301-300z">
              <text:p/>
            </draw:path>
            <draw:g>
              <draw:path draw:style-name="gr299" draw:text-style-name="P14" draw:layer="layout" svg:width="0.431cm" svg:height="0.431cm" svg:x="2.779cm" svg:y="17.193cm" svg:viewBox="0 0 432 432" svg:d="M432 216c0-119-97-216-216-216s-216 97-216 216c0 120 97 216 216 216s216-96 216-216z">
                <text:p/>
              </draw:path>
              <draw:line draw:style-name="gr300" draw:text-style-name="P14" draw:layer="layout" svg:x1="3.175cm" svg:y1="17.402cm" svg:x2="3.205cm" svg:y2="17.402cm">
                <text:p/>
              </draw:line>
              <draw:polyline draw:style-name="gr301" draw:text-style-name="P14" draw:layer="layout" svg:width="0.122cm" svg:height="0.238cm" svg:x="2.992cm" svg:y="17.223cm" svg:viewBox="0 0 123 239" draw:points="63,0 0,186 123,239">
                <text:p/>
              </draw:polyline>
              <draw:line draw:style-name="gr302" draw:text-style-name="P14" draw:layer="layout" svg:x1="2.785cm" svg:y1="17.402cm" svg:x2="2.815cm" svg:y2="17.402cm">
                <text:p/>
              </draw:line>
              <draw:line draw:style-name="gr303" draw:text-style-name="P14" draw:layer="layout" svg:x1="2.995cm" svg:y1="17.625cm" svg:x2="2.995cm" svg:y2="17.595cm">
                <text:p/>
              </draw:line>
              <draw:line draw:style-name="gr304" draw:text-style-name="P14" draw:layer="layout" svg:x1="2.995cm" svg:y1="17.223cm" svg:x2="2.995cm" svg:y2="17.193cm">
                <text:p/>
              </draw:line>
            </draw:g>
          </draw:g>
          <draw:frame draw:style-name="gr41" draw:text-style-name="P6" draw:layer="layout" svg:width="3.046cm" svg:height="0.637cm" svg:x="3.363cm" svg:y="17.091cm">
            <draw:text-box>
              <text:p text:style-name="P10">Riunione</text:p>
            </draw:text-box>
          </draw:frame>
        </draw:g>
        <draw:connector draw:style-name="gr11" draw:layer="layout" svg:x1="5cm" svg:y1="16.913cm" svg:x2="9.043cm" svg:y2="17.606cm" draw:start-shape="id141" draw:start-glue-point="2" draw:end-shape="id128" draw:end-glue-point="6" svg:d="M5000 16913v693h4043" svg:viewBox="0 0 4044 694">
          <text:p/>
        </draw:connector>
        <draw:custom-shape draw:style-name="gr72" draw:text-style-name="P27" xml:id="id141" draw:id="id141" draw:layer="layout" svg:width="4cm" svg:height="0.913cm" svg:x="3cm" svg:y="16cm">
          <text:p text:style-name="P21"><text:span text:style-name="T11">OC: Parere non dovuto </text:span><text:span text:style-name="T13">CS60_NDO</text:span></text:p>
          <draw:enhanced-geometry svg:viewBox="0 0 21600 21600" draw:type="rectangle" draw:enhanced-path="M 0 0 L 21600 0 21600 21600 0 21600 0 0 Z N"/>
        </draw:custom-shape>
        <draw:frame draw:style-name="gr77" draw:text-style-name="P25" draw:layer="layout" svg:width="3.596cm" svg:height="0.637cm" svg:x="5.404cm" svg:y="14.729cm">
          <draw:text-box>
            <text:p><text:span text:style-name="T9">Attività cat. A o non soggetta</text:span></text:p>
          </draw:text-box>
        </draw:frame>
        <draw:connector draw:style-name="gr11" draw:layer="layout" svg:x1="9.043cm" svg:y1="15.262cm" svg:x2="5cm" svg:y2="16cm" draw:start-shape="id126" draw:start-glue-point="5" draw:end-shape="id141" draw:end-glue-point="0" svg:d="M9043 15262h-4043v738" svg:viewBox="0 0 4044 739">
          <text:p/>
        </draw:connector>
      </draw:page>
      <draw:page draw:name="Commission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mmissioni</text:span><text:span text:style-name="T2"><text:line-break/></text:span><text:span text:style-name="T2">LPS, MP, carburanti, esplosivi,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0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0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0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0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0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10" draw:text-style-name="P14" draw:layer="layout" svg:x1="6.454cm" svg:y1="28.282cm" svg:x2="6.484cm" svg:y2="28.282cm">
                <text:p/>
              </draw:line>
              <draw:polyline draw:style-name="gr31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12" draw:text-style-name="P14" draw:layer="layout" svg:x1="6.064cm" svg:y1="28.282cm" svg:x2="6.094cm" svg:y2="28.282cm">
                <text:p/>
              </draw:line>
              <draw:line draw:style-name="gr313" draw:text-style-name="P14" draw:layer="layout" svg:x1="6.274cm" svg:y1="28.505cm" svg:x2="6.274cm" svg:y2="28.475cm">
                <text:p/>
              </draw:line>
              <draw:line draw:style-name="gr31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46" draw:id="id146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42" draw:id="id142" draw:layer="layout" svg:width="0.6cm" svg:height="0.6cm" svg:x="6.743cm" svg:y="14.4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43" draw:id="id143" draw:layer="layout" svg:width="4cm" svg:height="0.913cm" svg:x="5.043cm" svg:y="15.506cm">
            <text:p text:style-name="P6">OC: Parere favorevole</text:p>
            <text:p text:style-name="P6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45" draw:id="id145" draw:layer="layout" svg:width="4cm" svg:height="0.913cm" svg:x="9.443cm" svg:y="15.506cm">
            <text:p text:style-name="P6">OC: Parere contrario</text:p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0" xml:id="id144" draw:id="id144" draw:layer="layout" svg:width="0.6cm" svg:height="0.6cm" svg:x="6.743cm" svg:y="16.8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062cm" svg:x2="7.043cm" svg:y2="15.506cm" draw:start-shape="id142" draw:start-glue-point="6" draw:end-shape="id143" draw:end-glue-point="0" svg:d="M7043 15062v444" svg:viewBox="0 0 1 445">
            <text:p/>
          </draw:connector>
          <draw:connector draw:style-name="gr11" draw:layer="layout" svg:x1="7.043cm" svg:y1="16.419cm" svg:x2="7.043cm" svg:y2="16.806cm" draw:start-shape="id143" draw:start-glue-point="2" draw:end-shape="id144" draw:end-glue-point="4" svg:d="M7043 16419v387" svg:viewBox="0 0 1 388">
            <text:p/>
          </draw:connector>
          <draw:connector draw:style-name="gr11" draw:layer="layout" svg:x1="7.343cm" svg:y1="14.762cm" svg:x2="11.443cm" svg:y2="15.506cm" draw:start-shape="id142" draw:start-glue-point="7" draw:end-shape="id145" draw:end-glue-point="0" svg:d="M7343 14762h4100v744" svg:viewBox="0 0 4101 745">
            <text:p/>
          </draw:connector>
          <draw:connector draw:style-name="gr11" draw:layer="layout" svg:x1="11.443cm" svg:y1="16.419cm" svg:x2="7.343cm" svg:y2="17.106cm" draw:start-shape="id145" draw:start-glue-point="2" draw:end-shape="id144" draw:end-glue-point="10" svg:d="M11443 16419v687h-4100" svg:viewBox="0 0 4101 688">
            <text:p/>
          </draw:connector>
          <draw:custom-shape draw:style-name="gr10" xml:id="id153" draw:id="id153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5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47" draw:id="id147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46" draw:start-glue-point="8" draw:end-shape="id147" draw:end-glue-point="0" svg:d="M7043 9206v277" svg:viewBox="0 0 1 278">
            <text:p/>
          </draw:connector>
          <draw:custom-shape draw:style-name="gr7" draw:text-style-name="P7" xml:id="id149" draw:id="id149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8" draw:id="id148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50" draw:id="id150" draw:layer="layout" svg:width="4cm" svg:height="0.913cm" svg:x="9.228cm" svg:y="10.243cm">
            <text:p text:style-name="P6">OC: Rich. regol. formale<text:line-break/><text:span text:style-name="T1">CV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47" draw:start-glue-point="2" draw:end-shape="id148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48" draw:start-glue-point="6" draw:end-shape="id149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48" draw:start-glue-point="7" draw:end-shape="id150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49" draw:start-glue-point="2" draw:end-shape="id151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50" draw:start-glue-point="1" draw:end-shape="id152" draw:end-glue-point="5" svg:d="M13228 10699h519" svg:viewBox="0 0 520 1">
            <text:p/>
          </draw:connector>
          <draw:custom-shape draw:style-name="gr6" xml:id="id152" draw:id="id152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52" draw:start-glue-point="4" draw:end-shape="id147" draw:end-glue-point="1" svg:d="M14047 10399v-638h-5004" svg:viewBox="0 0 5005 639">
            <text:p/>
          </draw:connector>
          <draw:frame draw:style-name="gr316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52" draw:start-glue-point="6" draw:end-shape="id153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51" draw:id="id151" draw:layer="layout" svg:width="4cm" svg:height="0.557cm" svg:x="5.043cm" svg:y="12.556cm">
            <text:p text:style-name="P4"><text:span text:style-name="T4">AC: Partecip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51" draw:start-glue-point="2" draw:end-shape="id154" draw:end-glue-point="4" svg:d="M7043 13113v397" svg:viewBox="0 0 1 398">
            <text:p/>
          </draw:connector>
          <draw:custom-shape draw:style-name="gr6" xml:id="id154" draw:id="id154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7.043cm" svg:y1="14.11cm" svg:x2="7.043cm" svg:y2="14.462cm" draw:start-shape="id154" draw:start-glue-point="6" draw:end-shape="id142" draw:end-glue-point="4" svg:d="M7043 14110v352" svg:viewBox="0 0 1 353">
            <text:p/>
          </draw:connector>
          <draw:connector draw:style-name="gr11" draw:layer="layout" svg:x1="7.343cm" svg:y1="13.81cm" svg:x2="15.843cm" svg:y2="15.506cm" draw:start-shape="id154" draw:start-glue-point="7" draw:end-shape="id155" draw:end-glue-point="0" svg:d="M7343 13810h8500v1696" svg:viewBox="0 0 8501 1697">
            <text:p/>
          </draw:connector>
          <draw:frame draw:style-name="gr317" draw:text-style-name="P10" draw:layer="layout" svg:width="1.285cm" svg:height="0.637cm" svg:x="7.315cm" svg:y="13.265cm">
            <draw:text-box>
              <text:p text:style-name="P10">Rinvio</text:p>
            </draw:text-box>
          </draw:frame>
          <draw:frame draw:style-name="gr17" draw:text-style-name="P6" draw:layer="layout" svg:width="0.467cm" svg:height="0.637cm" svg:x="6.454cm" svg:y="14.893cm">
            <draw:text-box>
              <text:p>Ok</text:p>
            </draw:text-box>
          </draw:frame>
          <draw:g draw:name="start-event-message_12">
            <draw:path draw:style-name="gr318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19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20" draw:text-style-name="P13" draw:layer="layout" svg:width="0.359cm" svg:height="0.089cm" svg:x="14.314cm" svg:y="9.5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21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22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23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  <draw:custom-shape draw:style-name="gr72" draw:text-style-name="P29" xml:id="id155" draw:id="id155" draw:layer="layout" svg:width="4cm" svg:height="0.913cm" svg:x="13.843cm" svg:y="15.506cm">
            <text:p text:style-name="P6">OC: Rinvio<text:line-break/></text:p>
            <draw:enhanced-geometry svg:viewBox="0 0 21600 21600" draw:type="rectangle" draw:enhanced-path="M 0 0 L 21600 0 21600 21600 0 21600 0 0 Z N"/>
          </draw:custom-shape>
          <draw:connector draw:style-name="gr11" draw:layer="layout" svg:x1="15.843cm" svg:y1="16.419cm" svg:x2="7.343cm" svg:y2="17.106cm" draw:start-shape="id155" draw:start-glue-point="2" draw:end-shape="id144" draw:end-glue-point="10" svg:d="M15843 16419v687h-8500" svg:viewBox="0 0 8501 688">
            <text:p/>
          </draw:connector>
        </draw:g>
        <draw:g>
          <draw:g draw:name="start-event-timer">
            <draw:path draw:style-name="gr324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25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26" draw:text-style-name="P14" draw:layer="layout" svg:x1="4.038cm" svg:y1="11.317cm" svg:x2="4.068cm" svg:y2="11.317cm">
                <text:p/>
              </draw:line>
              <draw:polyline draw:style-name="gr327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28" draw:text-style-name="P14" draw:layer="layout" svg:x1="3.648cm" svg:y1="11.317cm" svg:x2="3.678cm" svg:y2="11.317cm">
                <text:p/>
              </draw:line>
              <draw:line draw:style-name="gr329" draw:text-style-name="P14" draw:layer="layout" svg:x1="3.858cm" svg:y1="11.54cm" svg:x2="3.858cm" svg:y2="11.51cm">
                <text:p/>
              </draw:line>
              <draw:line draw:style-name="gr330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31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332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333" draw:text-style-name="P14" draw:layer="layout" svg:x1="4.038cm" svg:y1="17.337cm" svg:x2="4.068cm" svg:y2="17.337cm">
                <text:p/>
              </draw:line>
              <draw:polyline draw:style-name="gr334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335" draw:text-style-name="P14" draw:layer="layout" svg:x1="3.648cm" svg:y1="17.337cm" svg:x2="3.678cm" svg:y2="17.337cm">
                <text:p/>
              </draw:line>
              <draw:line draw:style-name="gr336" draw:text-style-name="P14" draw:layer="layout" svg:x1="3.858cm" svg:y1="17.56cm" svg:x2="3.858cm" svg:y2="17.53cm">
                <text:p/>
              </draw:line>
              <draw:line draw:style-name="gr337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3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3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4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4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4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43" draw:text-style-name="P14" draw:layer="layout" svg:x1="6.454cm" svg:y1="28.282cm" svg:x2="6.484cm" svg:y2="28.282cm">
                <text:p/>
              </draw:line>
              <draw:polyline draw:style-name="gr34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45" draw:text-style-name="P14" draw:layer="layout" svg:x1="6.064cm" svg:y1="28.282cm" svg:x2="6.094cm" svg:y2="28.282cm">
                <text:p/>
              </draw:line>
              <draw:line draw:style-name="gr346" draw:text-style-name="P14" draw:layer="layout" svg:x1="6.274cm" svg:y1="28.505cm" svg:x2="6.274cm" svg:y2="28.475cm">
                <text:p/>
              </draw:line>
              <draw:line draw:style-name="gr34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61" draw:id="id16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56" draw:id="id15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57" draw:id="id157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59" draw:id="id159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58" draw:id="id15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56" draw:start-glue-point="6" draw:end-shape="id157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57" draw:start-glue-point="2" draw:end-shape="id158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56" draw:start-glue-point="7" draw:end-shape="id159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59" draw:start-glue-point="2" draw:end-shape="id158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60" draw:start-glue-point="6" draw:end-shape="id156" draw:end-glue-point="4" svg:d="M13993 14110v427h-6950v425" svg:viewBox="0 0 6951 853">
            <text:p/>
          </draw:connector>
          <draw:custom-shape draw:style-name="gr10" xml:id="id168" draw:id="id16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8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62" draw:id="id16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61" draw:start-glue-point="8" draw:end-shape="id162" draw:end-glue-point="0" svg:d="M7043 9206v277" svg:viewBox="0 0 1 278">
            <text:p/>
          </draw:connector>
          <draw:custom-shape draw:style-name="gr7" draw:text-style-name="P7" xml:id="id164" draw:id="id16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63" draw:id="id16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5" draw:id="id165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62" draw:start-glue-point="2" draw:end-shape="id163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63" draw:start-glue-point="6" draw:end-shape="id164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63" draw:start-glue-point="7" draw:end-shape="id165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64" draw:start-glue-point="2" draw:end-shape="id166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65" draw:start-glue-point="1" draw:end-shape="id167" draw:end-glue-point="5" svg:d="M13228 10699h519" svg:viewBox="0 0 520 1">
            <text:p/>
          </draw:connector>
          <draw:custom-shape draw:style-name="gr6" xml:id="id167" draw:id="id16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67" draw:start-glue-point="4" draw:end-shape="id162" draw:end-glue-point="1" svg:d="M14047 10399v-638h-5004" svg:viewBox="0 0 5005 639">
            <text:p/>
          </draw:connector>
          <draw:frame draw:style-name="gr349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67" draw:start-glue-point="6" draw:end-shape="id168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66" draw:id="id16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66" draw:start-glue-point="2" draw:end-shape="id169" draw:end-glue-point="4" svg:d="M7043 13113v397" svg:viewBox="0 0 1 398">
            <text:p/>
          </draw:connector>
          <draw:custom-shape draw:style-name="gr6" xml:id="id169" draw:id="id16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70" draw:id="id170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69" draw:start-glue-point="6" draw:end-shape="id156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69" draw:start-glue-point="7" draw:end-shape="id170" draw:end-glue-point="3" svg:d="M7343 13810h1885" svg:viewBox="0 0 1886 1">
            <text:p/>
          </draw:connector>
          <draw:custom-shape draw:style-name="gr6" xml:id="id160" draw:id="id16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70" draw:start-glue-point="1" draw:end-shape="id160" draw:end-glue-point="5" svg:d="M13228 13810h465" svg:viewBox="0 0 466 1">
            <text:p/>
          </draw:connector>
          <draw:frame draw:style-name="gr350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60" draw:start-glue-point="4" draw:end-shape="id166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351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52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53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354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355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356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57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58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59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360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61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62" draw:text-style-name="P14" draw:layer="layout" svg:x1="4.038cm" svg:y1="11.317cm" svg:x2="4.068cm" svg:y2="11.317cm">
                <text:p/>
              </draw:line>
              <draw:polyline draw:style-name="gr363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64" draw:text-style-name="P14" draw:layer="layout" svg:x1="3.648cm" svg:y1="11.317cm" svg:x2="3.678cm" svg:y2="11.317cm">
                <text:p/>
              </draw:line>
              <draw:line draw:style-name="gr365" draw:text-style-name="P14" draw:layer="layout" svg:x1="3.858cm" svg:y1="11.54cm" svg:x2="3.858cm" svg:y2="11.51cm">
                <text:p/>
              </draw:line>
              <draw:line draw:style-name="gr366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367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368" draw:text-style-name="P31" xml:id="id173" draw:id="id173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369" draw:text-style-name="P6" xml:id="id171" draw:id="id171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68" draw:text-style-name="P31" xml:id="id183" draw:id="id183" draw:layer="layout" svg:width="3.597cm" svg:height="0.557cm" svg:x="2.803cm" svg:y="17.817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370" draw:text-style-name="P32" xml:id="id178" draw:id="id178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68" draw:text-style-name="P31" xml:id="id179" draw:id="id179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70" draw:text-style-name="P32" xml:id="id180" draw:id="id180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33" xml:id="id184" draw:id="id184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371" draw:text-style-name="P34" xml:id="id182" draw:id="id182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368" draw:text-style-name="P31" xml:id="id176" draw:id="id176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368" draw:text-style-name="P31" xml:id="id177" draw:id="id177" draw:layer="layout" svg:width="4cm" svg:height="0.557cm" svg:x="10.103cm" svg:y="12.971cm">
            <text:p text:style-name="P6"><text:span text:style-name="T20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72" draw:id="id172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68" draw:text-style-name="P31" xml:id="id175" draw:id="id175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370" draw:text-style-name="P32" xml:id="id174" draw:id="id174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003cm" svg:y1="9.656cm" svg:x2="11.003cm" svg:y2="9.998cm" draw:start-shape="id171" draw:start-glue-point="2" draw:end-shape="id172" draw:end-glue-point="4" svg:d="M11003 9656v342" svg:viewBox="0 0 1 343">
            <text:p/>
          </draw:connector>
          <draw:connector draw:style-name="gr11" draw:layer="layout" svg:x1="10.703cm" svg:y1="10.298cm" svg:x2="7.603cm" svg:y2="10.798cm" draw:start-shape="id172" draw:start-glue-point="5" draw:end-shape="id173" draw:end-glue-point="0" svg:d="M10703 10298h-3100v500" svg:viewBox="0 0 3101 501">
            <text:p/>
          </draw:connector>
          <draw:connector draw:style-name="gr11" draw:layer="layout" svg:x1="7.603cm" svg:y1="11.711cm" svg:x2="7.603cm" svg:y2="12.055cm" draw:start-shape="id173" draw:start-glue-point="2" draw:end-shape="id174" draw:end-glue-point="4" svg:d="M7603 11711v344" svg:viewBox="0 0 1 345">
            <text:p/>
          </draw:connector>
          <draw:connector draw:style-name="gr11" draw:layer="layout" svg:x1="7.303cm" svg:y1="12.355cm" svg:x2="4.598cm" svg:y2="16.593cm" draw:start-shape="id174" draw:start-glue-point="5" draw:end-shape="id175" draw:end-glue-point="0" svg:d="M7303 12355h-2705v4238" svg:viewBox="0 0 2706 4239">
            <text:p/>
          </draw:connector>
          <draw:connector draw:style-name="gr11" draw:layer="layout" svg:x1="7.903cm" svg:y1="12.355cm" svg:x2="10.103cm" svg:y2="12.352cm" draw:start-shape="id174" draw:start-glue-point="7" draw:end-shape="id176" draw:end-glue-point="3" svg:d="M7903 12355h1101v-3h1099" svg:viewBox="0 0 2201 4">
            <text:p/>
          </draw:connector>
          <draw:connector draw:style-name="gr11" draw:layer="layout" svg:x1="12.103cm" svg:y1="12.631cm" svg:x2="12.103cm" svg:y2="12.971cm" draw:start-shape="id176" draw:start-glue-point="2" draw:end-shape="id177" draw:end-glue-point="0" svg:d="M12103 12631v340" svg:viewBox="0 0 1 341">
            <text:p/>
          </draw:connector>
          <draw:connector draw:style-name="gr11" draw:layer="layout" svg:x1="12.103cm" svg:y1="13.528cm" svg:x2="12.103cm" svg:y2="13.855cm" draw:start-shape="id177" draw:start-glue-point="2" draw:end-shape="id178" draw:end-glue-point="4" svg:d="M12103 13528v327" svg:viewBox="0 0 1 328">
            <text:p/>
          </draw:connector>
          <draw:connector draw:style-name="gr11" draw:layer="layout" svg:x1="12.403cm" svg:y1="14.155cm" svg:x2="14.103cm" svg:y2="13.249cm" draw:start-shape="id178" draw:start-glue-point="7" draw:end-shape="id177" draw:end-glue-point="1" svg:d="M12403 14155h1925v-906h-225" svg:viewBox="0 0 1926 907">
            <text:p/>
          </draw:connector>
          <draw:connector draw:style-name="gr11" draw:layer="layout" svg:x1="12.103cm" svg:y1="14.455cm" svg:x2="12.103cm" svg:y2="14.779cm" draw:start-shape="id178" draw:start-glue-point="6" draw:end-shape="id179" draw:end-glue-point="0" svg:d="M12103 14455v324" svg:viewBox="0 0 1 325">
            <text:p/>
          </draw:connector>
          <draw:connector draw:style-name="gr11" draw:layer="layout" svg:x1="12.103cm" svg:y1="15.336cm" svg:x2="12.103cm" svg:y2="15.655cm" draw:start-shape="id179" draw:start-glue-point="2" draw:end-shape="id180" draw:end-glue-point="4" svg:d="M12103 15336v319" svg:viewBox="0 0 1 320">
            <text:p/>
          </draw:connector>
          <draw:connector draw:style-name="gr11" draw:layer="layout" svg:x1="11.803cm" svg:y1="15.955cm" svg:x2="8.497cm" svg:y2="16.592cm" draw:start-shape="id180" draw:start-glue-point="5" draw:end-shape="id181" draw:end-glue-point="0" svg:d="M11803 15955h-3306v637" svg:viewBox="0 0 3307 638">
            <text:p/>
          </draw:connector>
          <draw:connector draw:style-name="gr11" draw:layer="layout" svg:x1="12.403cm" svg:y1="15.955cm" svg:x2="14.603cm" svg:y2="18.704cm" draw:start-shape="id180" draw:start-glue-point="7" draw:end-shape="id182" draw:end-glue-point="0" svg:d="M12403 15955h2200v2749" svg:viewBox="0 0 2201 2750">
            <text:p/>
          </draw:connector>
          <draw:connector draw:style-name="gr11" draw:layer="layout" svg:x1="4.601cm" svg:y1="18.374cm" svg:x2="4.601cm" svg:y2="18.704cm" draw:start-shape="id183" draw:start-glue-point="2" draw:end-shape="id184" draw:end-glue-point="0" svg:d="M4601 18374v330" svg:viewBox="0 0 1 331">
            <text:p/>
          </draw:connector>
          <draw:connector draw:style-name="gr11" draw:layer="layout" svg:x1="4.598cm" svg:y1="17.506cm" svg:x2="4.601cm" svg:y2="17.817cm" draw:start-shape="id175" draw:start-glue-point="2" draw:end-shape="id183" draw:end-glue-point="0" svg:d="M4598 17506v155h3v156" svg:viewBox="0 0 4 312">
            <text:p/>
          </draw:connector>
          <draw:connector draw:style-name="gr11" draw:layer="layout" svg:x1="11.303cm" svg:y1="10.298cm" svg:x2="17.203cm" svg:y2="10.976cm" draw:start-shape="id172" draw:start-glue-point="7" draw:end-shape="id185" draw:end-glue-point="0" svg:d="M11303 10298h5900v678" svg:viewBox="0 0 5901 679">
            <text:p/>
          </draw:connector>
          <draw:custom-shape draw:style-name="gr4" xml:id="id186" draw:id="id186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8.65cm" svg:x2="11.003cm" svg:y2="9.099cm" draw:start-shape="id186" draw:start-glue-point="8" draw:end-shape="id171" draw:end-glue-point="0" svg:d="M11003 8650v449" svg:viewBox="0 0 1 450">
            <text:p/>
          </draw:connector>
          <draw:connector draw:style-name="gr11" draw:layer="layout" svg:x1="4.601cm" svg:y1="19.617cm" svg:x2="10.703cm" svg:y2="21.35cm" draw:start-shape="id184" draw:start-glue-point="2" draw:end-shape="id187" draw:end-glue-point="6" svg:d="M4601 19617v1733h6102" svg:viewBox="0 0 6103 1734">
            <text:p/>
          </draw:connector>
          <draw:connector draw:style-name="gr11" draw:layer="layout" svg:x1="14.603cm" svg:y1="19.617cm" svg:x2="14.603cm" svg:y2="20.05cm" draw:start-shape="id182" draw:start-glue-point="2" draw:end-shape="id188" draw:end-glue-point="0" svg:d="M14603 19617v433" svg:viewBox="0 0 1 434">
            <text:p/>
          </draw:connector>
          <draw:custom-shape draw:style-name="gr10" xml:id="id189" draw:id="id189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10.598cm" svg:x2="11.003cm" svg:y2="10.955cm" draw:start-shape="id172" draw:start-glue-point="6" draw:end-shape="id189" draw:end-glue-point="4" svg:d="M11003 10598v357" svg:viewBox="0 0 1 358">
            <text:p/>
          </draw:connector>
          <draw:frame draw:style-name="gr372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373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374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375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376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372" draw:text-style-name="P6" draw:layer="layout" svg:width="0.366cm" svg:height="0.319cm" svg:x="11.46cm" svg:y="15.636cm">
            <draw:text-box>
              <text:p>Ok</text:p>
            </draw:text-box>
          </draw:frame>
          <draw:frame draw:style-name="gr377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378" draw:text-style-name="P35" xml:id="id188" draw:id="id188" draw:layer="layout" svg:width="4cm" svg:height="0.913cm" svg:x="12.603cm" svg:y="20.05cm">
            <text:p text:style-name="P6">Comunicaz. Sindaco/Enti<text:line-break/><text:span text:style-name="T1">758-9PG</text:span></text:p>
            <draw:enhanced-geometry svg:viewBox="0 0 21600 21600" draw:type="rectangle" draw:enhanced-path="M 0 0 L 21600 0 21600 21600 0 21600 0 0 Z N"/>
          </draw:custom-shape>
          <draw:custom-shape draw:style-name="gr10" xml:id="id187" draw:id="id187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4.603cm" svg:y1="20.963cm" svg:x2="11.303cm" svg:y2="21.35cm" draw:start-shape="id188" draw:start-glue-point="2" draw:end-shape="id187" draw:end-glue-point="10" svg:d="M14603 20963v387h-3300" svg:viewBox="0 0 3301 388">
            <text:p/>
          </draw:connector>
          <draw:custom-shape draw:style-name="gr368" draw:text-style-name="P31" xml:id="id185" draw:id="id185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frame draw:style-name="gr379" draw:text-style-name="P6" draw:layer="layout" svg:width="1.31cm" svg:height="0.319cm" svg:x="11.403cm" svg:y="9.96cm">
            <draw:text-box>
              <text:p>Altro reato</text:p>
            </draw:text-box>
          </draw:frame>
          <draw:connector draw:style-name="gr11" draw:layer="layout" svg:x1="17.203cm" svg:y1="11.533cm" svg:x2="16.603cm" svg:y2="20.506cm" draw:start-shape="id185" draw:start-glue-point="2" draw:end-shape="id188" draw:end-glue-point="1" svg:d="M17203 11533v8973h-600" svg:viewBox="0 0 601 8974">
            <text:p/>
          </draw:connector>
          <draw:custom-shape draw:style-name="gr368" draw:text-style-name="P31" xml:id="id191" draw:id="id191" draw:layer="layout" svg:width="3.597cm" svg:height="0.557cm" svg:x="6.702cm" svg:y="17.816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5" draw:text-style-name="P33" xml:id="id190" draw:id="id190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368" draw:text-style-name="P31" xml:id="id181" draw:id="id181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8.5cm" svg:y1="19.616cm" svg:x2="10.703cm" svg:y2="21.35cm" draw:start-shape="id190" draw:start-glue-point="2" draw:end-shape="id187" draw:end-glue-point="6" svg:d="M8500 19616v1734h2203" svg:viewBox="0 0 2204 1735">
            <text:p/>
          </draw:connector>
          <draw:connector draw:style-name="gr11" draw:layer="layout" svg:x1="8.497cm" svg:y1="17.505cm" svg:x2="8.5cm" svg:y2="17.816cm" draw:start-shape="id181" draw:start-glue-point="2" draw:end-shape="id191" draw:end-glue-point="0" svg:d="M8497 17505v155h3v156" svg:viewBox="0 0 4 312">
            <text:p/>
          </draw:connector>
          <draw:connector draw:style-name="gr11" draw:layer="layout" svg:x1="8.5cm" svg:y1="18.373cm" svg:x2="8.5cm" svg:y2="18.703cm" draw:start-shape="id191" draw:start-glue-point="2" draw:end-shape="id190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8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380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381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382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383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384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385" draw:text-style-name="P14" draw:layer="layout" svg:x1="9.166cm" svg:y1="15.074cm" svg:x2="9.196cm" svg:y2="15.074cm">
                <text:p/>
              </draw:line>
              <draw:polyline draw:style-name="gr386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387" draw:text-style-name="P14" draw:layer="layout" svg:x1="8.776cm" svg:y1="15.074cm" svg:x2="8.806cm" svg:y2="15.074cm">
                <text:p/>
              </draw:line>
              <draw:line draw:style-name="gr388" draw:text-style-name="P14" draw:layer="layout" svg:x1="8.986cm" svg:y1="15.297cm" svg:x2="8.986cm" svg:y2="15.267cm">
                <text:p/>
              </draw:line>
              <draw:line draw:style-name="gr389" draw:text-style-name="P14" draw:layer="layout" svg:x1="8.986cm" svg:y1="14.895cm" svg:x2="8.986cm" svg:y2="14.865cm">
                <text:p/>
              </draw:line>
            </draw:g>
          </draw:g>
          <draw:frame draw:style-name="gr41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390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391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392" draw:text-style-name="P14" draw:layer="layout" svg:x1="1.766cm" svg:y1="19.111cm" svg:x2="1.796cm" svg:y2="19.111cm">
                <text:p/>
              </draw:line>
              <draw:polyline draw:style-name="gr393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394" draw:text-style-name="P14" draw:layer="layout" svg:x1="1.376cm" svg:y1="19.111cm" svg:x2="1.406cm" svg:y2="19.111cm">
                <text:p/>
              </draw:line>
              <draw:line draw:style-name="gr395" draw:text-style-name="P14" draw:layer="layout" svg:x1="1.586cm" svg:y1="19.334cm" svg:x2="1.586cm" svg:y2="19.304cm">
                <text:p/>
              </draw:line>
              <draw:line draw:style-name="gr396" draw:text-style-name="P14" draw:layer="layout" svg:x1="1.586cm" svg:y1="18.932cm" svg:x2="1.586cm" svg:y2="18.902cm">
                <text:p/>
              </draw:line>
            </draw:g>
          </draw:g>
          <draw:frame draw:style-name="gr41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397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398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399" draw:text-style-name="P14" draw:layer="layout" svg:x1="11.705cm" svg:y1="19.112cm" svg:x2="11.735cm" svg:y2="19.112cm">
                <text:p/>
              </draw:line>
              <draw:polyline draw:style-name="gr400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401" draw:text-style-name="P14" draw:layer="layout" svg:x1="11.315cm" svg:y1="19.112cm" svg:x2="11.345cm" svg:y2="19.112cm">
                <text:p/>
              </draw:line>
              <draw:line draw:style-name="gr402" draw:text-style-name="P14" draw:layer="layout" svg:x1="11.525cm" svg:y1="19.335cm" svg:x2="11.525cm" svg:y2="19.305cm">
                <text:p/>
              </draw:line>
              <draw:line draw:style-name="gr403" draw:text-style-name="P14" draw:layer="layout" svg:x1="11.525cm" svg:y1="18.933cm" svg:x2="11.525cm" svg:y2="18.903cm">
                <text:p/>
              </draw:line>
            </draw:g>
          </draw:g>
          <draw:frame draw:style-name="gr41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404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405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406" draw:text-style-name="P14" draw:layer="layout" svg:x1="4.566cm" svg:y1="11.243cm" svg:x2="4.596cm" svg:y2="11.243cm">
                <text:p/>
              </draw:line>
              <draw:polyline draw:style-name="gr407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408" draw:text-style-name="P14" draw:layer="layout" svg:x1="4.176cm" svg:y1="11.243cm" svg:x2="4.206cm" svg:y2="11.243cm">
                <text:p/>
              </draw:line>
              <draw:line draw:style-name="gr409" draw:text-style-name="P14" draw:layer="layout" svg:x1="4.386cm" svg:y1="11.466cm" svg:x2="4.386cm" svg:y2="11.436cm">
                <text:p/>
              </draw:line>
              <draw:line draw:style-name="gr410" draw:text-style-name="P14" draw:layer="layout" svg:x1="4.386cm" svg:y1="11.064cm" svg:x2="4.386cm" svg:y2="11.034cm">
                <text:p/>
              </draw:line>
            </draw:g>
          </draw:g>
          <draw:frame draw:style-name="gr41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6" draw:text-style-name="P6" draw:layer="layout" svg:width="5.338cm" svg:height="3.6cm" svg:x="1.148cm" svg:y="24.388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411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412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413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414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415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416" draw:text-style-name="P14" draw:layer="layout" svg:x1="6.46cm" svg:y1="28.281cm" svg:x2="6.49cm" svg:y2="28.281cm">
                <text:p/>
              </draw:line>
              <draw:polyline draw:style-name="gr417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418" draw:text-style-name="P14" draw:layer="layout" svg:x1="6.07cm" svg:y1="28.281cm" svg:x2="6.1cm" svg:y2="28.281cm">
                <text:p/>
              </draw:line>
              <draw:line draw:style-name="gr419" draw:text-style-name="P14" draw:layer="layout" svg:x1="6.28cm" svg:y1="28.504cm" svg:x2="6.28cm" svg:y2="28.474cm">
                <text:p/>
              </draw:line>
              <draw:line draw:style-name="gr420" draw:text-style-name="P14" draw:layer="layout" svg:x1="6.28cm" svg:y1="28.102cm" svg:x2="6.28cm" svg:y2="28.072cm">
                <text:p/>
              </draw:line>
            </draw:g>
          </draw:g>
          <draw:frame draw:style-name="gr41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2.7.2$Linux_X86_64 LibreOffice_project/20$Build-2</meta:generator>
    <dc:date>2022-07-07T15:55:53.602825006</dc:date>
    <meta:editing-duration>PT17H53M45S</meta:editing-duration>
    <meta:editing-cycles>119</meta:editing-cycles>
    <meta:print-date>2021-01-22T10:58:37.760059779</meta:print-date>
    <meta:document-statistic meta:object-count="1127"/>
  </office:meta>
</office:document-meta>
</file>